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imeset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ABHANDLUNGEN AUS DEM MATHEMATISCHEN 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A NEUROLOGICA SCANDINAVICA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A OBSTETRICIA ET GYNECOLOGICA SCANDINAVICA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A ORTHOPAEDICA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A ORTHOPAEDICA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A ORTHOPAEDICA SCANDINAVICA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A ORTHOPAEDICA SCANDINAVICA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A ORTHOPAEDICA SCANDINAVICA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A ORTHOPAEDICA SCANDINAVICA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NCES IN ROBOT KINEMATIC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658" calcext:value-type="float">
            <text:p>6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005" calcext:value-type="float">
            <text:p>10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846" calcext:value-type="float">
            <text:p>8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Directed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734" calcext:value-type="float">
            <text:p>7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MEDICAL IMAGE ANALYSIS</text:p>
          </table:table-cell>
          <table:table-cell office:value-type="string" calcext:value-type="string">
            <text:p>Directed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 2018</text:p>
          </table:table-cell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966" calcext:value-type="float">
            <text:p>9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 2018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INDUSTRIAL MEDICINE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INDUSTRIAL MEDICINE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MENTAL DEFICIENCY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OBSTETRICS AND GYNECOLOG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OCCUPATIONAL THERAPY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OCCUPATIONAL THERAP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678" calcext:value-type="float">
            <text:p>6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607" calcext:value-type="float">
            <text:p>6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ROENTGENOLOG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ROENTGENOLOG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377" calcext:value-type="float">
            <text:p>37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626" calcext:value-type="float">
            <text:p>6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599" calcext:value-type="float">
            <text:p>59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747" calcext:value-type="float">
            <text:p>74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810" calcext:value-type="float">
            <text:p>81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581" calcext:value-type="float">
            <text:p>5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526" calcext:value-type="float">
            <text:p>52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498" calcext:value-type="float">
            <text:p>49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680" calcext:value-type="float">
            <text:p>6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INTERNAL MEDICINE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INTERNAL MEDICINE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INTERNAL MEDICIN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STATISTICS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679" calcext:value-type="float">
            <text:p>6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436" calcext:value-type="float">
            <text:p>4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494" calcext:value-type="float">
            <text:p>49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UAL INTERNATIONAL CONFERENCE OF THE IEEE ENGINEERING IN MEDICINE AND BIOLOGY SOCIET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UAL REVIEW OF BIOMEDICAL ENGINEER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ORTHOPAEDIC AND TRAUMA SURGER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ORTHOPAEDIC AND TRAUMA SURGERY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882" calcext:value-type="float">
            <text:p>8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ORTHOPAEDIC AND TRAUMA SURGERY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699" calcext:value-type="float">
            <text:p>6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552" calcext:value-type="float">
            <text:p>5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871" calcext:value-type="float">
            <text:p>87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709" calcext:value-type="float">
            <text:p>70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847" calcext:value-type="float">
            <text:p>8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86" calcext:value-type="float">
            <text:p>68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769" calcext:value-type="float">
            <text:p>76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466" calcext:value-type="float">
            <text:p>4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836" calcext:value-type="float">
            <text:p>8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ITIS AND RHEUMATISM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306" calcext:value-type="float">
            <text:p>3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654" calcext:value-type="float">
            <text:p>6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667" calcext:value-type="float">
            <text:p>6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805" calcext:value-type="float">
            <text:p>8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590" calcext:value-type="float">
            <text:p>5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 RESEARCH METHODS INSTRUMENTS &amp; COMPUTERS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Directed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ASME INTERNATIONAL DESIGN ENGINEERING TECHNICAL CONFERENCES AND COMPUTERS AND INFORMATION IN ENGINEERING CONFERENCE</text:p>
          </table:table-cell>
          <table:table-cell office:value-type="string" calcext:value-type="string">
            <text:p>Directed</text:p>
          </table:table-cell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ASME SUMMER BIOENGINEERING CONFERENCE</text:p>
          </table:table-cell>
          <table:table-cell office:value-type="string" calcext:value-type="string">
            <text:p>Directed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ASME SUMMER BIOENGINEERING CONFERENCE</text:p>
          </table:table-cell>
          <table:table-cell office:value-type="string" calcext:value-type="string">
            <text:p>Directed</text:p>
          </table:table-cell>
          <table:table-cell office:value-type="float" office:value="607" calcext:value-type="float">
            <text:p>60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ASME SUMMER BIOENGINEERING CONFERENCE</text:p>
          </table:table-cell>
          <table:table-cell office:value-type="string" calcext:value-type="string">
            <text:p>Directed</text:p>
          </table:table-cell>
          <table:table-cell office:value-type="float" office:value="594" calcext:value-type="float">
            <text:p>5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BIOMEDICAL ENGINEERING ONLINE</text:p>
          </table:table-cell>
          <table:table-cell office:value-type="string" calcext:value-type="string">
            <text:p>Directed</text:p>
          </table:table-cell>
          <table:table-cell office:value-type="float" office:value="903" calcext:value-type="float">
            <text:p>9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BMC MEDICAL IMAGING</text:p>
          </table:table-cell>
          <table:table-cell office:value-type="string" calcext:value-type="string">
            <text:p>Directed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806" calcext:value-type="float">
            <text:p>8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918" calcext:value-type="float">
            <text:p>918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COMPUTER AIDED SURGERY</text:p>
          </table:table-cell>
          <table:table-cell office:value-type="string" calcext:value-type="string">
            <text:p>Directed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COMPUTER METHODS IN BIOMECHANICS AND BIOMEDICAL ENGINEERING-IMAGING AND VISUALIZATION</text:p>
          </table:table-cell>
          <table:table-cell office:value-type="string" calcext:value-type="string">
            <text:p>Directed</text:p>
          </table:table-cell>
          <table:table-cell office:value-type="float" office:value="647" calcext:value-type="float">
            <text:p>6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COMPUTERS IN BIOLOGY AND MEDICINE</text:p>
          </table:table-cell>
          <table:table-cell office:value-type="string" calcext:value-type="string">
            <text:p>Directed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EQUINE VETERINARY JOURNAL</text:p>
          </table:table-cell>
          <table:table-cell office:value-type="string" calcext:value-type="string">
            <text:p>Directed</text:p>
          </table:table-cell>
          <table:table-cell office:value-type="float" office:value="534" calcext:value-type="float">
            <text:p>5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EURASIP JOURNAL ON ADVANCES IN SIGNAL PROCESSING</text:p>
          </table:table-cell>
          <table:table-cell office:value-type="string" calcext:value-type="string">
            <text:p>Directed</text:p>
          </table:table-cell>
          <table:table-cell office:value-type="float" office:value="608" calcext:value-type="float">
            <text:p>6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EUROPEAN SPINE JOURNAL</text:p>
          </table:table-cell>
          <table:table-cell office:value-type="string" calcext:value-type="string">
            <text:p>Directed</text:p>
          </table:table-cell>
          <table:table-cell office:value-type="float" office:value="716" calcext:value-type="float">
            <text:p>7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FOOT &amp; ANKLE INTERNATIONAL</text:p>
          </table:table-cell>
          <table:table-cell office:value-type="string" calcext:value-type="string">
            <text:p>Directed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IMAGE ANALYSIS: SCANDINAVIAN CONFERENCE</text:p>
          </table:table-cell>
          <table:table-cell office:value-type="string" calcext:value-type="string">
            <text:p>Directed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INTEGRATIVE ORGANISMAL BIOLOGY</text:p>
          </table:table-cell>
          <table:table-cell office:value-type="string" calcext:value-type="string">
            <text:p>Directed</text:p>
          </table:table-cell>
          <table:table-cell office:value-type="float" office:value="1087" calcext:value-type="float">
            <text:p>10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INTERNATIONAL JOURNAL OF COMPUTER ASSISTED RADIOLOGY AND SURGERY</text:p>
          </table:table-cell>
          <table:table-cell office:value-type="string" calcext:value-type="string">
            <text:p>Directed</text:p>
          </table:table-cell>
          <table:table-cell office:value-type="float" office:value="1079" calcext:value-type="float">
            <text:p>10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INTERNATIONAL MECHANICAL ENGINEERING CONGRESS AND EXPOSITION</text:p>
          </table:table-cell>
          <table:table-cell office:value-type="string" calcext:value-type="string">
            <text:p>Directed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BJS REVIEWS</text:p>
          </table:table-cell>
          <table:table-cell office:value-type="string" calcext:value-type="string">
            <text:p>Directed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928" calcext:value-type="float">
            <text:p>928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ARTHROPLASTY</text:p>
          </table:table-cell>
          <table:table-cell office:value-type="string" calcext:value-type="string">
            <text:p>Directed</text:p>
          </table:table-cell>
          <table:table-cell office:value-type="float" office:value="692" calcext:value-type="float">
            <text:p>6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Directed</text:p>
          </table:table-cell>
          <table:table-cell office:value-type="float" office:value="1058" calcext:value-type="float">
            <text:p>1058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103" calcext:value-type="float">
            <text:p>1103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Directed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DAIRY SCIENCE</text:p>
          </table:table-cell>
          <table:table-cell office:value-type="string" calcext:value-type="string">
            <text:p>Directed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EXPERIMENTAL ZOOLOGY PART A</text:p>
          </table:table-cell>
          <table:table-cell office:value-type="string" calcext:value-type="string">
            <text:p>Directed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FELINE MEDICINE AND SURGERY</text:p>
          </table:table-cell>
          <table:table-cell office:value-type="string" calcext:value-type="string">
            <text:p>Directed</text:p>
          </table:table-cell>
          <table:table-cell office:value-type="float" office:value="1107" calcext:value-type="float">
            <text:p>11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FOOT AND ANKLE RESEARCH</text:p>
          </table:table-cell>
          <table:table-cell office:value-type="string" calcext:value-type="string">
            <text:p>Directed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Directed</text:p>
          </table:table-cell>
          <table:table-cell office:value-type="float" office:value="682" calcext:value-type="float">
            <text:p>68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MEDICAL DEVICES</text:p>
          </table:table-cell>
          <table:table-cell office:value-type="string" calcext:value-type="string">
            <text:p>Directed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NEUROSURGERY-SPINE</text:p>
          </table:table-cell>
          <table:table-cell office:value-type="string" calcext:value-type="string">
            <text:p>Directed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ORAL AND MAXILLOFACIAL SURGERY</text:p>
          </table:table-cell>
          <table:table-cell office:value-type="string" calcext:value-type="string">
            <text:p>Directed</text:p>
          </table:table-cell>
          <table:table-cell office:value-type="float" office:value="833" calcext:value-type="float">
            <text:p>8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920" calcext:value-type="float">
            <text:p>920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ORTHOPAEDICS</text:p>
          </table:table-cell>
          <table:table-cell office:value-type="string" calcext:value-type="string">
            <text:p>Directed</text:p>
          </table:table-cell>
          <table:table-cell office:value-type="float" office:value="654" calcext:value-type="float">
            <text:p>6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965" calcext:value-type="float">
            <text:p>965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564" calcext:value-type="float">
            <text:p>56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WRIST SURGERY</text:p>
          </table:table-cell>
          <table:table-cell office:value-type="string" calcext:value-type="string">
            <text:p>Directed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AGNETIC RESONANCE IMAGING</text:p>
          </table:table-cell>
          <table:table-cell office:value-type="string" calcext:value-type="string">
            <text:p>Directed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113" calcext:value-type="float">
            <text:p>111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1089" calcext:value-type="float">
            <text:p>1089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EDICAL IMAGING</text:p>
          </table:table-cell>
          <table:table-cell office:value-type="string" calcext:value-type="string">
            <text:p>Directed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EDICAL IMAGING</text:p>
          </table:table-cell>
          <table:table-cell office:value-type="string" calcext:value-type="string">
            <text:p>Directed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EDICAL PHYSICS</text:p>
          </table:table-cell>
          <table:table-cell office:value-type="string" calcext:value-type="string">
            <text:p>Directed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Directed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ORTHOPAEDIC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OSTEOARTHRITIS AND CARTILAGE</text:p>
          </table:table-cell>
          <table:table-cell office:value-type="string" calcext:value-type="string">
            <text:p>Directed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HYSICS IN MEDICINE AND BIOLOGY</text:p>
          </table:table-cell>
          <table:table-cell office:value-type="string" calcext:value-type="string">
            <text:p>Directed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732" calcext:value-type="float">
            <text:p>7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892" calcext:value-type="float">
            <text:p>8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948" calcext:value-type="float">
            <text:p>9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RHEUMATIC DISEASE CLINICS OF NORTH AMERICA</text:p>
          </table:table-cell>
          <table:table-cell office:value-type="string" calcext:value-type="string">
            <text:p>Directed</text:p>
          </table:table-cell>
          <table:table-cell office:value-type="float" office:value="970" calcext:value-type="float">
            <text:p>9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SCIENCE CHINA TECHNOLOGICAL SCIENCES</text:p>
          </table:table-cell>
          <table:table-cell office:value-type="string" calcext:value-type="string">
            <text:p>Directed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Directed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SPINE JOURNAL</text:p>
          </table:table-cell>
          <table:table-cell office:value-type="string" calcext:value-type="string">
            <text:p>Directed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SURGICAL AND RADIOLOGIC ANATOMY</text:p>
          </table:table-cell>
          <table:table-cell office:value-type="string" calcext:value-type="string">
            <text:p>Directed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TRAITEMENT DU SIGNAL</text:p>
          </table:table-cell>
          <table:table-cell office:value-type="string" calcext:value-type="string">
            <text:p>Directed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TRIALS</text:p>
          </table:table-cell>
          <table:table-cell office:value-type="string" calcext:value-type="string">
            <text:p>Directed</text:p>
          </table:table-cell>
          <table:table-cell office:value-type="float" office:value="663" calcext:value-type="float">
            <text:p>6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table:style-name="ce1" office:value-type="string" calcext:value-type="string">
            <text:p>VIDEOMETRICS RANGE IMAGING AND APPLICATIONS</text:p>
          </table:table-cell>
          <table:table-cell office:value-type="string" calcext:value-type="string">
            <text:p>Directed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VISUAL COMPUTER</text:p>
          </table:table-cell>
          <table:table-cell office:value-type="string" calcext:value-type="string">
            <text:p>Directed</text:p>
          </table:table-cell>
          <table:table-cell office:value-type="float" office:value="735" calcext:value-type="float">
            <text:p>7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WORLD NEUROSURGERY</text:p>
          </table:table-cell>
          <table:table-cell office:value-type="string" calcext:value-type="string">
            <text:p>Directed</text:p>
          </table:table-cell>
          <table:table-cell office:value-type="float" office:value="1054" calcext:value-type="float">
            <text:p>10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LOGICAL CYBERNETICS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698" calcext:value-type="float">
            <text:p>6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MEDIZINISCHE TECHNIK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C MUSCULOSKELETAL DISORDERS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C MUSCULOSKELETAL DISORDER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C MUSCULOSKELETAL DISORDERS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78" calcext:value-type="float">
            <text:p>5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C NEUROLOGY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453" calcext:value-type="float">
            <text:p>4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E &amp; JOINT JOURNAL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E &amp; JOINT RESEARCH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Directed</text:p>
          </table:table-cell>
          <table:table-cell office:value-type="float" office:value="498" calcext:value-type="float">
            <text:p>4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Directed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BRAIN RESEARCH</text:p>
          </table:table-cell>
          <table:table-cell office:value-type="string" calcext:value-type="string">
            <text:p>Directed</text:p>
          </table:table-cell>
          <table:table-cell office:value-type="float" office:value="861" calcext:value-type="float">
            <text:p>8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933" calcext:value-type="float">
            <text:p>9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CLINICAL ANATOMY</text:p>
          </table:table-cell>
          <table:table-cell office:value-type="string" calcext:value-type="string">
            <text:p>Directed</text:p>
          </table:table-cell>
          <table:table-cell office:value-type="float" office:value="346" calcext:value-type="float">
            <text:p>3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319" calcext:value-type="float">
            <text:p>31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INDIAN JOURNAL OF ORTHOPAEDICS</text:p>
          </table:table-cell>
          <table:table-cell office:value-type="string" calcext:value-type="string">
            <text:p>Directed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INTERNATIONAL JOURNAL OF ADVANCED ROBOTIC SYSTEMS</text:p>
          </table:table-cell>
          <table:table-cell office:value-type="string" calcext:value-type="string">
            <text:p>Directed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INTERNATIONAL ORTHOPAEDICS</text:p>
          </table:table-cell>
          <table:table-cell office:value-type="string" calcext:value-type="string">
            <text:p>Directed</text:p>
          </table:table-cell>
          <table:table-cell office:value-type="float" office:value="434" calcext:value-type="float">
            <text:p>4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123" calcext:value-type="float">
            <text:p>11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Directed</text:p>
          </table:table-cell>
          <table:table-cell office:value-type="float" office:value="717" calcext:value-type="float">
            <text:p>71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BURN CARE &amp; RESEARCH</text:p>
          </table:table-cell>
          <table:table-cell office:value-type="string" calcext:value-type="string">
            <text:p>Directed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HAND SURGERY</text:p>
          </table:table-cell>
          <table:table-cell office:value-type="string" calcext:value-type="string">
            <text:p>Directed</text:p>
          </table:table-cell>
          <table:table-cell office:value-type="float" office:value="461" calcext:value-type="float">
            <text:p>4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947" calcext:value-type="float">
            <text:p>9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Directed</text:p>
          </table:table-cell>
          <table:table-cell office:value-type="float" office:value="889" calcext:value-type="float">
            <text:p>8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MECHANISM AND MACHINE THEORY</text:p>
          </table:table-cell>
          <table:table-cell office:value-type="string" calcext:value-type="string">
            <text:p>Directed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MILITARY MEDICINE</text:p>
          </table:table-cell>
          <table:table-cell office:value-type="string" calcext:value-type="string">
            <text:p>Directed</text:p>
          </table:table-cell>
          <table:table-cell office:value-type="float" office:value="1133" calcext:value-type="float">
            <text:p>11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MULTIBODY SYSTEM DYNAMICS</text:p>
          </table:table-cell>
          <table:table-cell office:value-type="string" calcext:value-type="string">
            <text:p>Directed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573" calcext:value-type="float">
            <text:p>5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TEXTILE RESEARCH JOURNAL</text:p>
          </table:table-cell>
          <table:table-cell office:value-type="string" calcext:value-type="string">
            <text:p>Directed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751" calcext:value-type="float">
            <text:p>7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60" calcext:value-type="float">
            <text:p>10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587" calcext:value-type="float">
            <text:p>5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825" calcext:value-type="float">
            <text:p>8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MULTIBODY SYSTEM DYNAMICS</text:p>
          </table:table-cell>
          <table:table-cell office:value-type="string" calcext:value-type="string">
            <text:p>Directed</text:p>
          </table:table-cell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CLINICAL PHYSIOLOGY AND FUNCTIONAL IMAGING</text:p>
          </table:table-cell>
          <table:table-cell office:value-type="string" calcext:value-type="string">
            <text:p>Directed</text:p>
          </table:table-cell>
          <table:table-cell office:value-type="float" office:value="479" calcext:value-type="float">
            <text:p>4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EUROPEAN JOURNAL OF SPORT SCIENCE</text:p>
          </table:table-cell>
          <table:table-cell office:value-type="string" calcext:value-type="string">
            <text:p>Directed</text:p>
          </table:table-cell>
          <table:table-cell office:value-type="float" office:value="807" calcext:value-type="float">
            <text:p>8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929" calcext:value-type="float">
            <text:p>9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Directed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CLINICAL MEDICINE</text:p>
          </table:table-cell>
          <table:table-cell office:value-type="string" calcext:value-type="string">
            <text:p>Directed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626" calcext:value-type="float">
            <text:p>6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679" calcext:value-type="float">
            <text:p>6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1056" calcext:value-type="float">
            <text:p>10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REVISTA INTERNACIONAL DE METODOS NUMERICOS PARA CALCULO Y DISENO EN INGENIERIA</text:p>
          </table:table-cell>
          <table:table-cell office:value-type="string" calcext:value-type="string">
            <text:p>Directed</text:p>
          </table:table-cell>
          <table:table-cell office:value-type="float" office:value="845" calcext:value-type="float">
            <text:p>8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ZILIAN JOURNAL OF PHYSICAL THERAP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AST CANCER RESEARCH AND TREATMENT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INDUSTRIAL MEDICINE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534" calcext:value-type="float">
            <text:p>5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822" calcext:value-type="float">
            <text:p>8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URGERY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671" calcext:value-type="float">
            <text:p>6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MEDICAL JOURNAL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649" calcext:value-type="float">
            <text:p>6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MEDICAL JOURNAL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682" calcext:value-type="float">
            <text:p>6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MEDICAL JOURNAL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MEDICAL JOURNAL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ADIAN ASSOCIATION OF RADIOLOGISTS JOURNAL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ADIAN JOURNAL OF APPLIED PHYSIOLOGY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838" calcext:value-type="float">
            <text:p>8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eatti 2015</text:p>
          </table:table-cell>
          <table:table-cell office:value-type="string" calcext:value-type="string">
            <text:p>BIOMEDICAL ENGINEERING ONLINE</text:p>
          </table:table-cell>
          <table:table-cell office:value-type="string" calcext:value-type="string">
            <text:p>Directed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eatti 2015</text:p>
          </table:table-cell>
          <table:table-cell office:value-type="string" calcext:value-type="string">
            <text:p>IEEE INTERNATIONAL SYMPOSIUM ON CONSUMER TECHNOLOGIES</text:p>
          </table:table-cell>
          <table:table-cell office:value-type="string" calcext:value-type="string">
            <text:p>Directed</text:p>
          </table:table-cell>
          <table:table-cell office:value-type="float" office:value="738" calcext:value-type="float">
            <text:p>7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eatti 2015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eatti 2015</text:p>
          </table:table-cell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Directed</text:p>
          </table:table-cell>
          <table:table-cell office:value-type="float" office:value="1084" calcext:value-type="float">
            <text:p>10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eatti 2015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ereatti 2015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LDS NERVOUS SYSTEM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NESE JOURNAL OF PHYSIOLOGY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598" calcext:value-type="float">
            <text:p>5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BIOMED RESEARCH INTERNATIONAL</text:p>
          </table:table-cell>
          <table:table-cell office:value-type="string" calcext:value-type="string">
            <text:p>Directed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BMC SPORTS SCIENCE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414" calcext:value-type="float">
            <text:p>4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469" calcext:value-type="float">
            <text:p>46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1085" calcext:value-type="float">
            <text:p>10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Directed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427" calcext:value-type="float">
            <text:p>4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MULTIBODY SYSTEM DYNAMICS</text:p>
          </table:table-cell>
          <table:table-cell office:value-type="string" calcext:value-type="string">
            <text:p>Directed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PERSONAL AND UBIQUITOUS COMPUTING</text:p>
          </table:table-cell>
          <table:table-cell office:value-type="string" calcext:value-type="string">
            <text:p>Directed</text:p>
          </table:table-cell>
          <table:table-cell office:value-type="float" office:value="771" calcext:value-type="float">
            <text:p>7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993" calcext:value-type="float">
            <text:p>9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PHYSICAL THERAPY REVIEWS</text:p>
          </table:table-cell>
          <table:table-cell office:value-type="string" calcext:value-type="string">
            <text:p>Directed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809" calcext:value-type="float">
            <text:p>8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31" calcext:value-type="float">
            <text:p>73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304" calcext:value-type="float">
            <text:p>30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708" calcext:value-type="float">
            <text:p>70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683" calcext:value-type="float">
            <text:p>68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892" calcext:value-type="float">
            <text:p>8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479" calcext:value-type="float">
            <text:p>47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423" calcext:value-type="float">
            <text:p>423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346" calcext:value-type="float">
            <text:p>34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729" calcext:value-type="float">
            <text:p>72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478" calcext:value-type="float">
            <text:p>478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319" calcext:value-type="float">
            <text:p>319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754" calcext:value-type="float">
            <text:p>75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751" calcext:value-type="float">
            <text:p>75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546" calcext:value-type="float">
            <text:p>54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493" calcext:value-type="float">
            <text:p>49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98" calcext:value-type="float">
            <text:p>79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603" calcext:value-type="float">
            <text:p>6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608" calcext:value-type="float">
            <text:p>6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647" calcext:value-type="float">
            <text:p>64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572" calcext:value-type="float">
            <text:p>5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670" calcext:value-type="float">
            <text:p>6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732" calcext:value-type="float">
            <text:p>7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REHABILITATION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REHABILITATION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REHABILITATION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522" calcext:value-type="float">
            <text:p>5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RHEUMATOLOG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RHEUMATOLOG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S IN SPORTS MEDICINE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S IN SPORTS MEDICIN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825" calcext:value-type="float">
            <text:p>8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378" calcext:value-type="float">
            <text:p>37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IZED MEDICAL IMAGING AND GRAPHICS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ACTA ORTHOPAEDICA</text:p>
          </table:table-cell>
          <table:table-cell office:value-type="string" calcext:value-type="string">
            <text:p>Directed</text:p>
          </table:table-cell>
          <table:table-cell office:value-type="float" office:value="1124" calcext:value-type="float">
            <text:p>11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559" calcext:value-type="float">
            <text:p>5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805" calcext:value-type="float">
            <text:p>8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ARCHIVES OF REHABILITATION</text:p>
          </table:table-cell>
          <table:table-cell office:value-type="string" calcext:value-type="string">
            <text:p>Directed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BIORESEARCH OPEN ACCESS</text:p>
          </table:table-cell>
          <table:table-cell office:value-type="string" calcext:value-type="string">
            <text:p>Directed</text:p>
          </table:table-cell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Directed</text:p>
          </table:table-cell>
          <table:table-cell office:value-type="float" office:value="955" calcext:value-type="float">
            <text:p>9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958" calcext:value-type="float">
            <text:p>9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ERGONOMICS</text:p>
          </table:table-cell>
          <table:table-cell office:value-type="string" calcext:value-type="string">
            <text:p>Directed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642" calcext:value-type="float">
            <text:p>6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GLAND SURGERY</text:p>
          </table:table-cell>
          <table:table-cell office:value-type="string" calcext:value-type="string">
            <text:p>Directed</text:p>
          </table:table-cell>
          <table:table-cell office:value-type="float" office:value="1030" calcext:value-type="float">
            <text:p>10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IEEE INTERNATIONAL CONFERENCE ON MECHANICAL AND INTELLIGENT MANUFACTURING TECHNOLOGIES</text:p>
          </table:table-cell>
          <table:table-cell office:value-type="string" calcext:value-type="string">
            <text:p>Directed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IEEE/RSJ INTERNATIONAL CONFERENCE ON INTELLIGENT ROBOTS AND SYSTEMS</text:p>
          </table:table-cell>
          <table:table-cell office:value-type="string" calcext:value-type="string">
            <text:p>Directed</text:p>
          </table:table-cell>
          <table:table-cell office:value-type="float" office:value="502" calcext:value-type="float">
            <text:p>5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INDIAN JOURNAL OF ORTHOPAEDICS</text:p>
          </table:table-cell>
          <table:table-cell office:value-type="string" calcext:value-type="string">
            <text:p>Directed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INTERNATIONAL JOURNAL OF OSTEOPATHIC MEDICINE</text:p>
          </table:table-cell>
          <table:table-cell office:value-type="string" calcext:value-type="string">
            <text:p>Directed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INTERNATIONAL ORTHOPAEDICS</text:p>
          </table:table-cell>
          <table:table-cell office:value-type="string" calcext:value-type="string">
            <text:p>Directed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709" calcext:value-type="float">
            <text:p>709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1136" calcext:value-type="float">
            <text:p>11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Directed</text:p>
          </table:table-cell>
          <table:table-cell office:value-type="float" office:value="1112" calcext:value-type="float">
            <text:p>11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CANCER SURVIVORSHIP</text:p>
          </table:table-cell>
          <table:table-cell office:value-type="string" calcext:value-type="string">
            <text:p>Directed</text:p>
          </table:table-cell>
          <table:table-cell office:value-type="float" office:value="535" calcext:value-type="float">
            <text:p>5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CHRONIC OBSTRUCTIVE PULMONARY DISEASE</text:p>
          </table:table-cell>
          <table:table-cell office:value-type="string" calcext:value-type="string">
            <text:p>Directed</text:p>
          </table:table-cell>
          <table:table-cell office:value-type="float" office:value="775" calcext:value-type="float">
            <text:p>7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55" calcext:value-type="float">
            <text:p>105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Directed</text:p>
          </table:table-cell>
          <table:table-cell office:value-type="float" office:value="609" calcext:value-type="float">
            <text:p>6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MECHANISMS AND ROBOTICS</text:p>
          </table:table-cell>
          <table:table-cell office:value-type="string" calcext:value-type="string">
            <text:p>Directed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1045" calcext:value-type="float">
            <text:p>104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Directed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597" calcext:value-type="float">
            <text:p>59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363" calcext:value-type="float">
            <text:p>3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Directed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THE SOCIÉTÉ INTERNATIONALE DE CHIRURGIE ORTHOPÉDIQUE ET DE TRAUMATOLOGIE</text:p>
          </table:table-cell>
          <table:table-cell office:value-type="string" calcext:value-type="string">
            <text:p>Directed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MEDICINA DELLO SPORT</text:p>
          </table:table-cell>
          <table:table-cell office:value-type="string" calcext:value-type="string">
            <text:p>Directed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MUSCLE &amp; NERVE</text:p>
          </table:table-cell>
          <table:table-cell office:value-type="string" calcext:value-type="string">
            <text:p>Directed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890" calcext:value-type="float">
            <text:p>89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NEUROREHABILITATION AND NEURAL REPAIR</text:p>
          </table:table-cell>
          <table:table-cell office:value-type="string" calcext:value-type="string">
            <text:p>Directe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ATHOLOGY &amp; ONCOLOGY RESEARCH</text:p>
          </table:table-cell>
          <table:table-cell office:value-type="string" calcext:value-type="string">
            <text:p>Directed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EERJ</text:p>
          </table:table-cell>
          <table:table-cell office:value-type="string" calcext:value-type="string">
            <text:p>Directed</text:p>
          </table:table-cell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891" calcext:value-type="float">
            <text:p>8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REPORTS OF PRACTICAL ONCOLOGY AND RADIOTHERAPY</text:p>
          </table:table-cell>
          <table:table-cell office:value-type="string" calcext:value-type="string">
            <text:p>Directed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REVISTA INTERNACIONAL DE MEDICINA Y CIENCIAS DE LA ACTIVIDAD FISICA Y DEL DEPORTE</text:p>
          </table:table-cell>
          <table:table-cell office:value-type="string" calcext:value-type="string">
            <text:p>Directed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Directed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STRENGTH AND CONDITIONING JOURNAL</text:p>
          </table:table-cell>
          <table:table-cell office:value-type="string" calcext:value-type="string">
            <text:p>Directed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TOPICS IN GERIATRIC REHABILITATION</text:p>
          </table:table-cell>
          <table:table-cell office:value-type="string" calcext:value-type="string">
            <text:p>Directed</text:p>
          </table:table-cell>
          <table:table-cell office:value-type="float" office:value="1069" calcext:value-type="float">
            <text:p>10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TRANSLATIONAL SPORTS MEDICINE</text:p>
          </table:table-cell>
          <table:table-cell office:value-type="string" calcext:value-type="string">
            <text:p>Directed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TURKISH JOURNAL OF PHYSIOTHERAPY REHABILITATION</text:p>
          </table:table-cell>
          <table:table-cell office:value-type="string" calcext:value-type="string">
            <text:p>Directed</text:p>
          </table:table-cell>
          <table:table-cell office:value-type="float" office:value="978" calcext:value-type="float">
            <text:p>9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WOUNDS-A COMPENDIUM OF CLINICAL RESEARCH AND PRACTICE</text:p>
          </table:table-cell>
          <table:table-cell office:value-type="string" calcext:value-type="string">
            <text:p>Directe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T OPINION IN PEDIATRICS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T OPINION IN PEDIATR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701" calcext:value-type="float">
            <text:p>7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T ORTHOPAEDICS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T PROBLEMS IN PEDIATRIC AND ADOLESCENT HEALTH CARE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T REVIEWS IN MUSCULOSKELETAL MEDICINE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883" calcext:value-type="float">
            <text:p>8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CM TRANSACTIONS ON SENSOR NETWORKS</text:p>
          </table:table-cell>
          <table:table-cell office:value-type="string" calcext:value-type="string">
            <text:p>Directed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DVANCED MATERIALS DESIGN AND MECHANICS</text:p>
          </table:table-cell>
          <table:table-cell office:value-type="string" calcext:value-type="string">
            <text:p>Directed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NNUAL INTERNATIONAL CONFERENCE OF THE IEEE ENGINEERING IN MEDICINE AND BIOLOGY SOCIETY</text:p>
          </table:table-cell>
          <table:table-cell office:value-type="string" calcext:value-type="string">
            <text:p>Directed</text:p>
          </table:table-cell>
          <table:table-cell office:value-type="float" office:value="724" calcext:value-type="float">
            <text:p>7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NNUAL INTERNATIONAL CONFERENCE OF THE IEEE ENGINEERING IN MEDICINE AND BIOLOGY SOCIETY</text:p>
          </table:table-cell>
          <table:table-cell office:value-type="string" calcext:value-type="string">
            <text:p>Directed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NNUAL INTERNATIONAL CONFERENCE OF THE IEEE ENGINEERING IN MEDICINE AND BIOLOGY SOCIETY</text:p>
          </table:table-cell>
          <table:table-cell office:value-type="string" calcext:value-type="string">
            <text:p>Directed</text:p>
          </table:table-cell>
          <table:table-cell office:value-type="float" office:value="602" calcext:value-type="float">
            <text:p>6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NNUAL INTERNATIONAL CONFERENCE OF THE IEEE ENGINEERING IN MEDICINE AND BIOLOGY SOCIETY</text:p>
          </table:table-cell>
          <table:table-cell office:value-type="string" calcext:value-type="string">
            <text:p>Directed</text:p>
          </table:table-cell>
          <table:table-cell office:value-type="float" office:value="1013" calcext:value-type="float">
            <text:p>10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PPLIED BIONICS AND BIOMECHANICS</text:p>
          </table:table-cell>
          <table:table-cell office:value-type="string" calcext:value-type="string">
            <text:p>Directed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PPLIED ERGONOMICS</text:p>
          </table:table-cell>
          <table:table-cell office:value-type="string" calcext:value-type="string">
            <text:p>Directed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BIOINFORMAT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BIOMED RESEARCH INTERNATIONAL</text:p>
          </table:table-cell>
          <table:table-cell office:value-type="string" calcext:value-type="string">
            <text:p>Directed</text:p>
          </table:table-cell>
          <table:table-cell office:value-type="float" office:value="681" calcext:value-type="float">
            <text:p>6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BIOMEDICAL ENGINEERING ONLINE</text:p>
          </table:table-cell>
          <table:table-cell office:value-type="string" calcext:value-type="string">
            <text:p>Directed</text:p>
          </table:table-cell>
          <table:table-cell office:value-type="float" office:value="519" calcext:value-type="float">
            <text:p>51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BIOMEDICAL SIGNAL PROCESSING AND CONTROL</text:p>
          </table:table-cell>
          <table:table-cell office:value-type="string" calcext:value-type="string">
            <text:p>Directed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482" calcext:value-type="float">
            <text:p>4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Directed</text:p>
          </table:table-cell>
          <table:table-cell office:value-type="float" office:value="579" calcext:value-type="float">
            <text:p>5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ERGONOMICS</text:p>
          </table:table-cell>
          <table:table-cell office:value-type="string" calcext:value-type="string">
            <text:p>Directed</text:p>
          </table:table-cell>
          <table:table-cell office:value-type="float" office:value="462" calcext:value-type="float">
            <text:p>46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EXPERT REVIEW OF MEDICAL DEVICES</text:p>
          </table:table-cell>
          <table:table-cell office:value-type="string" calcext:value-type="string">
            <text:p>Directed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1101" calcext:value-type="float">
            <text:p>1101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HUMAN FACTORS</text:p>
          </table:table-cell>
          <table:table-cell office:value-type="string" calcext:value-type="string">
            <text:p>Directed</text:p>
          </table:table-cell>
          <table:table-cell office:value-type="float" office:value="421" calcext:value-type="float">
            <text:p>4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730" calcext:value-type="float">
            <text:p>7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CONGRESS ON EVOLUTIONARY COMPUTATION</text:p>
          </table:table-cell>
          <table:table-cell office:value-type="string" calcext:value-type="string">
            <text:p>Directed</text:p>
          </table:table-cell>
          <table:table-cell office:value-type="float" office:value="489" calcext:value-type="float">
            <text:p>4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EMBS INTERNATIONAL CONFERENCE ON BIOMEDICAL AND HEALTH INFORMATICS</text:p>
          </table:table-cell>
          <table:table-cell office:value-type="string" calcext:value-type="string">
            <text:p>Directed</text:p>
          </table:table-cell>
          <table:table-cell office:value-type="float" office:value="619" calcext:value-type="float">
            <text:p>6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CONFERENCE ON ELECTRONICS AND NANOTECHNOLOGY</text:p>
          </table:table-cell>
          <table:table-cell office:value-type="string" calcext:value-type="string">
            <text:p>Directed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CONFERENCE ON INDUSTRIAL TECHNOLOGY</text:p>
          </table:table-cell>
          <table:table-cell office:value-type="string" calcext:value-type="string">
            <text:p>Directed</text:p>
          </table:table-cell>
          <table:table-cell office:value-type="float" office:value="1126" calcext:value-type="float">
            <text:p>11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CONFERENCE ON ROBOTICS AND AUTOMATION</text:p>
          </table:table-cell>
          <table:table-cell office:value-type="string" calcext:value-type="string">
            <text:p>Directed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CONFERENCE ON ROBOTICS AND AUTOMATION</text:p>
          </table:table-cell>
          <table:table-cell office:value-type="string" calcext:value-type="string">
            <text:p>Directed</text:p>
          </table:table-cell>
          <table:table-cell office:value-type="float" office:value="1127" calcext:value-type="float">
            <text:p>11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CONFERENCE ON SYSTEMS MAN AND CYBERNETICS</text:p>
          </table:table-cell>
          <table:table-cell office:value-type="string" calcext:value-type="string">
            <text:p>Directed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CONFERENCE ON WEARABLE AND IMPLANTABLE BODY SENSOR NETWORKS</text:p>
          </table:table-cell>
          <table:table-cell office:value-type="string" calcext:value-type="string">
            <text:p>Directed</text:p>
          </table:table-cell>
          <table:table-cell office:value-type="float" office:value="1105" calcext:value-type="float">
            <text:p>11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SYMPOSIUM ON INERTIAL SENSORS &amp; SYSTEMS</text:p>
          </table:table-cell>
          <table:table-cell office:value-type="string" calcext:value-type="string">
            <text:p>Directed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SYMPOSIUM ON MEDICAL MEASUREMENTS AND APPLICATIONS</text:p>
          </table:table-cell>
          <table:table-cell office:value-type="string" calcext:value-type="string">
            <text:p>Directed</text:p>
          </table:table-cell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SYMPOSIUM ON MIXED AND AUGMENTED REALITY</text:p>
          </table:table-cell>
          <table:table-cell office:value-type="string" calcext:value-type="string">
            <text:p>Directed</text:p>
          </table:table-cell>
          <table:table-cell office:value-type="float" office:value="1099" calcext:value-type="float">
            <text:p>10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SYMPOSIUM ON ROBOTICS AND MANUFACTURING AUTOMATION</text:p>
          </table:table-cell>
          <table:table-cell office:value-type="string" calcext:value-type="string">
            <text:p>Directed</text:p>
          </table:table-cell>
          <table:table-cell office:value-type="float" office:value="1139" calcext:value-type="float">
            <text:p>11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WORKSHOP ON ADVANCES IN SENSORS AND INTERFACES</text:p>
          </table:table-cell>
          <table:table-cell office:value-type="string" calcext:value-type="string">
            <text:p>Directed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JOURNAL OF BIOMEDICAL AND HEALTH INFORMATICS</text:p>
          </table:table-cell>
          <table:table-cell office:value-type="string" calcext:value-type="string">
            <text:p>Directed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RAS/EMBS INTERNATIONAL CONFERENCE ON BIOMEDICAL ROBOTICS AND BIOMECHATRONICS</text:p>
          </table:table-cell>
          <table:table-cell office:value-type="string" calcext:value-type="string">
            <text:p>Directed</text:p>
          </table:table-cell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SENSORS JOURNAL</text:p>
          </table:table-cell>
          <table:table-cell office:value-type="string" calcext:value-type="string">
            <text:p>Directed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SENSORS JOURNAL</text:p>
          </table:table-cell>
          <table:table-cell office:value-type="string" calcext:value-type="string">
            <text:p>Directed</text:p>
          </table:table-cell>
          <table:table-cell office:value-type="float" office:value="701" calcext:value-type="float">
            <text:p>70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466" calcext:value-type="float">
            <text:p>46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TRANSACTIONS ON INSTRUMENTATION AND MEASUREMENT</text:p>
          </table:table-cell>
          <table:table-cell office:value-type="string" calcext:value-type="string">
            <text:p>Directed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TRANSACTIONS ON NEURAL SYSTEMS AND REHABILITATION ENGINEERING</text:p>
          </table:table-cell>
          <table:table-cell office:value-type="string" calcext:value-type="string">
            <text:p>Directed</text:p>
          </table:table-cell>
          <table:table-cell office:value-type="float" office:value="921" calcext:value-type="float">
            <text:p>92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/ASME INTERNATIONAL CONFERENCE ON ADVANCED INTELLIGENT MECHATRONICS: MECHATRONICS FOR HUMAN WELLBEING</text:p>
          </table:table-cell>
          <table:table-cell office:value-type="string" calcext:value-type="string">
            <text:p>Directed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ISE TRANSACTIONS ON OCCUPATIONAL ERGONOMICS &amp; HUMAN FACTORS</text:p>
          </table:table-cell>
          <table:table-cell office:value-type="string" calcext:value-type="string">
            <text:p>Directed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NTERNATIONAL CONFERENCE ON INFORMATION FUSION</text:p>
          </table:table-cell>
          <table:table-cell office:value-type="string" calcext:value-type="string">
            <text:p>Directed</text:p>
          </table:table-cell>
          <table:table-cell office:value-type="float" office:value="923" calcext:value-type="float">
            <text:p>9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NTERNATIONAL CONFERENCE ON UBIQUITOUS AND FUTURE NETWORKS</text:p>
          </table:table-cell>
          <table:table-cell office:value-type="string" calcext:value-type="string">
            <text:p>Directed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NTERNATIONAL JOURNAL OF DISTRIBUTED SENSOR NETWORKS</text:p>
          </table:table-cell>
          <table:table-cell office:value-type="string" calcext:value-type="string">
            <text:p>Directed</text:p>
          </table:table-cell>
          <table:table-cell office:value-type="float" office:value="1090" calcext:value-type="float">
            <text:p>10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NTERNATIONAL JOURNAL OF ENVIRONMENTAL RESEARCH AND PUBLIC HEALTH</text:p>
          </table:table-cell>
          <table:table-cell office:value-type="string" calcext:value-type="string">
            <text:p>Directed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NTERNATIONAL JOURNAL OF INDUSTRIAL ERGONOMICS</text:p>
          </table:table-cell>
          <table:table-cell office:value-type="string" calcext:value-type="string">
            <text:p>Directed</text:p>
          </table:table-cell>
          <table:table-cell office:value-type="float" office:value="960" calcext:value-type="float">
            <text:p>9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Directed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EXERCISE REHABILITATION</text:p>
          </table:table-cell>
          <table:table-cell office:value-type="string" calcext:value-type="string">
            <text:p>Directed</text:p>
          </table:table-cell>
          <table:table-cell office:value-type="float" office:value="954" calcext:value-type="float">
            <text:p>9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866" calcext:value-type="float">
            <text:p>8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905" calcext:value-type="float">
            <text:p>90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NEUROSURGERY-SPINE</text:p>
          </table:table-cell>
          <table:table-cell office:value-type="string" calcext:value-type="string">
            <text:p>Directed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543" calcext:value-type="float">
            <text:p>5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SPORTS SCIENCE AND MEDICINE</text:p>
          </table:table-cell>
          <table:table-cell office:value-type="string" calcext:value-type="string">
            <text:p>Directed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SPORTS SCIENCES</text:p>
          </table:table-cell>
          <table:table-cell office:value-type="string" calcext:value-type="string">
            <text:p>Directed</text:p>
          </table:table-cell>
          <table:table-cell office:value-type="float" office:value="433" calcext:value-type="float">
            <text:p>43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Directed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763" calcext:value-type="float">
            <text:p>76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OTOR CONTROL</text:p>
          </table:table-cell>
          <table:table-cell office:value-type="string" calcext:value-type="string">
            <text:p>Directed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ULTIBODY SYSTEM DYNAMICS</text:p>
          </table:table-cell>
          <table:table-cell office:value-type="string" calcext:value-type="string">
            <text:p>Directed</text:p>
          </table:table-cell>
          <table:table-cell office:value-type="float" office:value="912" calcext:value-type="float">
            <text:p>9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NEURAL REGENERATION RESEARCH</text:p>
          </table:table-cell>
          <table:table-cell office:value-type="string" calcext:value-type="string">
            <text:p>Directe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OPERATIVE NEUROSURGERY</text:p>
          </table:table-cell>
          <table:table-cell office:value-type="string" calcext:value-type="string">
            <text:p>Directed</text:p>
          </table:table-cell>
          <table:table-cell office:value-type="float" office:value="353" calcext:value-type="float">
            <text:p>3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PAN AMERICAN HEALTH CARE EXCHANGES</text:p>
          </table:table-cell>
          <table:table-cell office:value-type="string" calcext:value-type="string">
            <text:p>Directed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PROCEEDINGS OF THE ANNUAL INTERNATIONAL CONFERENCE ON MOBILE COMPUTING AND NETWORKING</text:p>
          </table:table-cell>
          <table:table-cell office:value-type="string" calcext:value-type="string">
            <text:p>Directed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465" calcext:value-type="float">
            <text:p>4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657" calcext:value-type="float">
            <text:p>6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table:style-name="ce1" office:value-type="string" calcext:value-type="string">
            <text:p>SENSORS AND SMART STRUCTURES TECHNOLOGIES FOR CIVIL MECHANICAL AND AEROSPACE SYSTEMS</text:p>
          </table:table-cell>
          <table:table-cell office:value-type="string" calcext:value-type="string">
            <text:p>Directed</text:p>
          </table:table-cell>
          <table:table-cell office:value-type="float" office:value="1042" calcext:value-type="float">
            <text:p>10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SPORTS MEDICINE-OPEN</text:p>
          </table:table-cell>
          <table:table-cell office:value-type="string" calcext:value-type="string">
            <text:p>Directed</text:p>
          </table:table-cell>
          <table:table-cell office:value-type="float" office:value="804" calcext:value-type="float">
            <text:p>8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UNMANNED SYSTEMS</text:p>
          </table:table-cell>
          <table:table-cell office:value-type="string" calcext:value-type="string">
            <text:p>Directed</text:p>
          </table:table-cell>
          <table:table-cell office:value-type="float" office:value="868" calcext:value-type="float">
            <text:p>8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WORLD CONGRESS ON ENGINEERING</text:p>
          </table:table-cell>
          <table:table-cell office:value-type="string" calcext:value-type="string">
            <text:p>Directed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WORLD NEUROSURGERY</text:p>
          </table:table-cell>
          <table:table-cell office:value-type="string" calcext:value-type="string">
            <text:p>Directed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BIOMEDICAL SIGNAL PROCESSING AND CONTROL</text:p>
          </table:table-cell>
          <table:table-cell office:value-type="string" calcext:value-type="string">
            <text:p>Directed</text:p>
          </table:table-cell>
          <table:table-cell office:value-type="float" office:value="463" calcext:value-type="float">
            <text:p>4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436" calcext:value-type="float">
            <text:p>4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1016" calcext:value-type="float">
            <text:p>10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INTERNATIONAL ORTHOPAEDICS</text:p>
          </table:table-cell>
          <table:table-cell office:value-type="string" calcext:value-type="string">
            <text:p>Directed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796" calcext:value-type="float">
            <text:p>7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JOURNAL OF EXPERIMENTAL ORTHOPAEDICS</text:p>
          </table:table-cell>
          <table:table-cell office:value-type="string" calcext:value-type="string">
            <text:p>Directed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BMC NEUROLOGY</text:p>
          </table:table-cell>
          <table:table-cell office:value-type="string" calcext:value-type="string">
            <text:p>Directed</text:p>
          </table:table-cell>
          <table:table-cell office:value-type="float" office:value="1081" calcext:value-type="float">
            <text:p>10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FRONTIERS IN NEUROLOGY</text:p>
          </table:table-cell>
          <table:table-cell office:value-type="string" calcext:value-type="string">
            <text:p>Directed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693" calcext:value-type="float">
            <text:p>6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967" calcext:value-type="float">
            <text:p>9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20</text:p>
          </table:table-cell>
          <table:table-cell office:value-type="string" calcext:value-type="string">
            <text:p>IEEE TRANSACTIONS ON INSTRUMENTATION AND MEASUREMENT</text:p>
          </table:table-cell>
          <table:table-cell office:value-type="string" calcext:value-type="string">
            <text:p>Directed</text:p>
          </table:table-cell>
          <table:table-cell office:value-type="float" office:value="649" calcext:value-type="float">
            <text:p>6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20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785" calcext:value-type="float">
            <text:p>78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 Baets 2020</text:p>
          </table:table-cell>
          <table:table-cell office:value-type="string" calcext:value-type="string">
            <text:p>TURKISH JOURNAL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982" calcext:value-type="float">
            <text:p>9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ABILITY AND REHABILIT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SABILITY AND REHABILITATION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44" calcext:value-type="float">
            <text:p>6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ABILITY AND REHABILITATION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INE VETERINARY JOURNAL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GONOMICS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ASIP JOURNAL ON ADVANCES IN SIGNAL PROCESSING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ASIP JOURNAL ON ADVANCES IN SIGNAL PROCESSING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OPEAN JOURNAL OF APPLIED PHYSIOLOGY AND OCCUPATIONAL PHYSIOLOG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ERCISE AND SPORT SCIENCES REVIEWS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724" calcext:value-type="float">
            <text:p>7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IMENTAL BRAIN RESEARCH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IMENTAL BRAIN RESEARCH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IMENTAL BRAIN RESEARCH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ERIMENTAL BRAIN RESEARCH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797" calcext:value-type="float">
            <text:p>7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IMENTAL BRAIN RESEARCH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ACTA ORTOPEDICA BRASILEIRA</text:p>
          </table:table-cell>
          <table:table-cell office:value-type="string" calcext:value-type="string">
            <text:p>Directed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AMERICAN JOURNAL OF PHYSICAL ANTHROPOLOGY</text:p>
          </table:table-cell>
          <table:table-cell office:value-type="string" calcext:value-type="string">
            <text:p>Directed</text:p>
          </table:table-cell>
          <table:table-cell office:value-type="float" office:value="1071" calcext:value-type="float">
            <text:p>10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ARCHIVES OF ORTHOPAEDIC AND TRAUMA SURGERY</text:p>
          </table:table-cell>
          <table:table-cell office:value-type="string" calcext:value-type="string">
            <text:p>Directed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ARCHIVES OF REHABILITATION</text:p>
          </table:table-cell>
          <table:table-cell office:value-type="string" calcext:value-type="string">
            <text:p>Directed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BRAIN RESEARCH</text:p>
          </table:table-cell>
          <table:table-cell office:value-type="string" calcext:value-type="string">
            <text:p>Directed</text:p>
          </table:table-cell>
          <table:table-cell office:value-type="float" office:value="321" calcext:value-type="float">
            <text:p>3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CLINICAL PHYSIOLOGY AND FUNCTIONAL IMAGING</text:p>
          </table:table-cell>
          <table:table-cell office:value-type="string" calcext:value-type="string">
            <text:p>Directed</text:p>
          </table:table-cell>
          <table:table-cell office:value-type="float" office:value="798" calcext:value-type="float">
            <text:p>7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754" calcext:value-type="float">
            <text:p>7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413" calcext:value-type="float">
            <text:p>4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EUROPEAN JOURNAL OF APPLIED PHYSIOLOGY</text:p>
          </table:table-cell>
          <table:table-cell office:value-type="string" calcext:value-type="string">
            <text:p>Directed</text:p>
          </table:table-cell>
          <table:table-cell office:value-type="float" office:value="378" calcext:value-type="float">
            <text:p>3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555" calcext:value-type="float">
            <text:p>5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522" calcext:value-type="float">
            <text:p>5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IEEE JOURNAL OF BIOMEDICAL AND HEALTH INFORMATICS</text:p>
          </table:table-cell>
          <table:table-cell office:value-type="string" calcext:value-type="string">
            <text:p>Directed</text:p>
          </table:table-cell>
          <table:table-cell office:value-type="float" office:value="306" calcext:value-type="float">
            <text:p>3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IEEE RAS/EMBS INTERNATIONAL CONFERENCE ON BIOMEDICAL ROBOTICS AND BIOMECHATRONICS</text:p>
          </table:table-cell>
          <table:table-cell office:value-type="string" calcext:value-type="string">
            <text:p>Directed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IEEE/RSJ INTERNATIONAL CONFERENCE ON INTELLIGENT ROBOTS AND SYSTEMS</text:p>
          </table:table-cell>
          <table:table-cell office:value-type="string" calcext:value-type="string">
            <text:p>Directed</text:p>
          </table:table-cell>
          <table:table-cell office:value-type="float" office:value="747" calcext:value-type="float">
            <text:p>7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INTERNATIONAL JOURNAL OF OSTEOPATHIC MEDICINE</text:p>
          </table:table-cell>
          <table:table-cell office:value-type="string" calcext:value-type="string">
            <text:p>Directed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IRANIAN JOURNAL OF RADIOLOGY</text:p>
          </table:table-cell>
          <table:table-cell office:value-type="string" calcext:value-type="string">
            <text:p>Directed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458" calcext:value-type="float">
            <text:p>4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Directed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REHABILITATION AND ASSISTIVE TECHNOLOGIES ENGINEERING</text:p>
          </table:table-cell>
          <table:table-cell office:value-type="string" calcext:value-type="string">
            <text:p>Directed</text:p>
          </table:table-cell>
          <table:table-cell office:value-type="float" office:value="917" calcext:value-type="float">
            <text:p>9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1047" calcext:value-type="float">
            <text:p>10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1097" calcext:value-type="float">
            <text:p>10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419" calcext:value-type="float">
            <text:p>41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664" calcext:value-type="float">
            <text:p>6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MOTOR CONTROL</text:p>
          </table:table-cell>
          <table:table-cell office:value-type="string" calcext:value-type="string">
            <text:p>Directed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977" calcext:value-type="float">
            <text:p>9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1121" calcext:value-type="float">
            <text:p>11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994" calcext:value-type="float">
            <text:p>9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PRESSE MEDICALE</text:p>
          </table:table-cell>
          <table:table-cell office:value-type="string" calcext:value-type="string">
            <text:p>Directed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REVISTA INTERNACIONAL DE METODOS NUMERICOS PARA CALCULO Y DISENO EN INGENIERIA</text:p>
          </table:table-cell>
          <table:table-cell office:value-type="string" calcext:value-type="string">
            <text:p>Directed</text:p>
          </table:table-cell>
          <table:table-cell office:value-type="float" office:value="766" calcext:value-type="float">
            <text:p>7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SPRINGERPLUS</text:p>
          </table:table-cell>
          <table:table-cell office:value-type="string" calcext:value-type="string">
            <text:p>Directed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767" calcext:value-type="float">
            <text:p>76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ATHLETIC THERAPY TODAY</text:p>
          </table:table-cell>
          <table:table-cell office:value-type="string" calcext:value-type="string">
            <text:p>Directed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BIOMED RESEARCH INTERNATIONAL</text:p>
          </table:table-cell>
          <table:table-cell office:value-type="string" calcext:value-type="string">
            <text:p>Directed</text:p>
          </table:table-cell>
          <table:table-cell office:value-type="float" office:value="836" calcext:value-type="float">
            <text:p>8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557" calcext:value-type="float">
            <text:p>55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BRAIN RESEARCH</text:p>
          </table:table-cell>
          <table:table-cell office:value-type="string" calcext:value-type="string">
            <text:p>Directed</text:p>
          </table:table-cell>
          <table:table-cell office:value-type="float" office:value="533" calcext:value-type="float">
            <text:p>5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CLINICAL NEUROPHYSIOLOGY</text:p>
          </table:table-cell>
          <table:table-cell office:value-type="string" calcext:value-type="string">
            <text:p>Directed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EUROPEAN JOURNAL OF APPLIED PHYSIOLOGY</text:p>
          </table:table-cell>
          <table:table-cell office:value-type="string" calcext:value-type="string">
            <text:p>Directed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GAZZETTA MEDICA ITALIANA ARCHIVIO PER LE SCIENZE MEDICHE</text:p>
          </table:table-cell>
          <table:table-cell office:value-type="string" calcext:value-type="string">
            <text:p>Directed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Directed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1053" calcext:value-type="float">
            <text:p>105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EEE INTERNATIONAL CONFERENCE ON MECHANICAL AND INTELLIGENT MANUFACTURING TECHNOLOGIES</text:p>
          </table:table-cell>
          <table:table-cell office:value-type="string" calcext:value-type="string">
            <text:p>Directed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EEE SENSORS JOURNAL</text:p>
          </table:table-cell>
          <table:table-cell office:value-type="string" calcext:value-type="string">
            <text:p>Directe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ARCHIVES OF OCCUPATIONAL AND ENVIRONMENTAL HEALTH</text:p>
          </table:table-cell>
          <table:table-cell office:value-type="string" calcext:value-type="string">
            <text:p>Directed</text:p>
          </table:table-cell>
          <table:table-cell office:value-type="float" office:value="874" calcext:value-type="float">
            <text:p>8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JOURNAL OF ENVIRONMENTAL RESEARCH AND PUBLIC HEALTH</text:p>
          </table:table-cell>
          <table:table-cell office:value-type="string" calcext:value-type="string">
            <text:p>Directed</text:p>
          </table:table-cell>
          <table:table-cell office:value-type="float" office:value="342" calcext:value-type="float">
            <text:p>3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JOURNAL OF OCCUPATIONAL SAFETY AND ERGONOMICS</text:p>
          </table:table-cell>
          <table:table-cell office:value-type="string" calcext:value-type="string">
            <text:p>Directed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JOURNAL OF REHABILITATION RESEARCH</text:p>
          </table:table-cell>
          <table:table-cell office:value-type="string" calcext:value-type="string">
            <text:p>Directed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ORTHOPAEDICS</text:p>
          </table:table-cell>
          <table:table-cell office:value-type="string" calcext:value-type="string">
            <text:p>Directed</text:p>
          </table:table-cell>
          <table:table-cell office:value-type="float" office:value="719" calcext:value-type="float">
            <text:p>7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SYMPOSIUM ON OCCUPATIONAL SAFETY AND HYGIENE</text:p>
          </table:table-cell>
          <table:table-cell office:value-type="string" calcext:value-type="string">
            <text:p>Directed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854" calcext:value-type="float">
            <text:p>85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BACK AND MUSCULOSKELETAL REHABILITATION</text:p>
          </table:table-cell>
          <table:table-cell office:value-type="string" calcext:value-type="string">
            <text:p>Directed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CHIROPRACTIC MEDICINE</text:p>
          </table:table-cell>
          <table:table-cell office:value-type="string" calcext:value-type="string">
            <text:p>Directed</text:p>
          </table:table-cell>
          <table:table-cell office:value-type="float" office:value="884" calcext:value-type="float">
            <text:p>8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Directed</text:p>
          </table:table-cell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MEDICAL IMAGING AND HEALTH INFORMATICS</text:p>
          </table:table-cell>
          <table:table-cell office:value-type="string" calcext:value-type="string">
            <text:p>Directed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PHYSICAL THERAPY SCIENCE</text:p>
          </table:table-cell>
          <table:table-cell office:value-type="string" calcext:value-type="string">
            <text:p>Directed</text:p>
          </table:table-cell>
          <table:table-cell office:value-type="float" office:value="1093" calcext:value-type="float">
            <text:p>10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SPINAL CORD MEDICINE</text:p>
          </table:table-cell>
          <table:table-cell office:value-type="string" calcext:value-type="string">
            <text:p>Directed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453" calcext:value-type="float">
            <text:p>45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MEDICINA DELLO SPORT</text:p>
          </table:table-cell>
          <table:table-cell office:value-type="string" calcext:value-type="string">
            <text:p>Directed</text:p>
          </table:table-cell>
          <table:table-cell office:value-type="float" office:value="574" calcext:value-type="float">
            <text:p>57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NEUROLOGY INDIA</text:p>
          </table:table-cell>
          <table:table-cell office:value-type="string" calcext:value-type="string">
            <text:p>Directed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table:style-name="ce1" office:value-type="string" calcext:value-type="string">
            <text:p>OPTOMECHATRONIC ACTUATORS MANIPULATION AND SYSTEMS CONTROL</text:p>
          </table:table-cell>
          <table:table-cell office:value-type="string" calcext:value-type="string">
            <text:p>Directed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864" calcext:value-type="float">
            <text:p>86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1018" calcext:value-type="float">
            <text:p>10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PROSTHETICS AND ORTHOTICS INTERNATIONAL</text:p>
          </table:table-cell>
          <table:table-cell office:value-type="string" calcext:value-type="string">
            <text:p>Directed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REVISTA INTERNACIONAL DE MEDICINA Y CIENCIAS DE LA ACTIVIDAD FISICA Y DEL DEPORTE</text:p>
          </table:table-cell>
          <table:table-cell office:value-type="string" calcext:value-type="string">
            <text:p>Directed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Directed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SPORTS MEDICINE AND ARTHROSCOPY REVIEW</text:p>
          </table:table-cell>
          <table:table-cell office:value-type="string" calcext:value-type="string">
            <text:p>Directed</text:p>
          </table:table-cell>
          <table:table-cell office:value-type="float" office:value="913" calcext:value-type="float">
            <text:p>9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SYMPOSIUM ON VIRTUAL AND AUGMENTED REALITY</text:p>
          </table:table-cell>
          <table:table-cell office:value-type="string" calcext:value-type="string">
            <text:p>Directed</text:p>
          </table:table-cell>
          <table:table-cell office:value-type="float" office:value="676" calcext:value-type="float">
            <text:p>6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IERS IN COMPUTATIONAL NEUROSCIENC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544" calcext:value-type="float">
            <text:p>5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IERS IN HUMAN NEUROSCIENCE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716" calcext:value-type="float">
            <text:p>7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867" calcext:value-type="float">
            <text:p>8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796" calcext:value-type="float">
            <text:p>796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353" calcext:value-type="float">
            <text:p>353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864" calcext:value-type="float">
            <text:p>8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558" calcext:value-type="float">
            <text:p>55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784" calcext:value-type="float">
            <text:p>784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676" calcext:value-type="float">
            <text:p>67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583" calcext:value-type="float">
            <text:p>5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nçalves 2019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ACTA ORTHOPAEDICA ET TRAUMATOLOGICA TURCICA</text:p>
          </table:table-cell>
          <table:table-cell office:value-type="string" calcext:value-type="string">
            <text:p>Directed</text:p>
          </table:table-cell>
          <table:table-cell office:value-type="float" office:value="1083" calcext:value-type="float">
            <text:p>10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BRAZILIAN JOURNAL OF PHYSICAL THERAPY</text:p>
          </table:table-cell>
          <table:table-cell office:value-type="string" calcext:value-type="string">
            <text:p>Directed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137" calcext:value-type="float">
            <text:p>1137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DIAGNOSTICS</text:p>
          </table:table-cell>
          <table:table-cell office:value-type="string" calcext:value-type="string">
            <text:p>Directed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INTERNATIONAL JOURNAL OF ENVIRONMENTAL RESEARCH AND PUBLIC HEALTH</text:p>
          </table:table-cell>
          <table:table-cell office:value-type="string" calcext:value-type="string">
            <text:p>Directed</text:p>
          </table:table-cell>
          <table:table-cell office:value-type="float" office:value="777" calcext:value-type="float">
            <text:p>7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677" calcext:value-type="float">
            <text:p>67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632" calcext:value-type="float">
            <text:p>63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899" calcext:value-type="float">
            <text:p>8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Directed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423" calcext:value-type="float">
            <text:p>4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1037" calcext:value-type="float">
            <text:p>10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816" calcext:value-type="float">
            <text:p>8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sen 2019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sen 2019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006" calcext:value-type="float">
            <text:p>10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sen 2019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876" calcext:value-type="float">
            <text:p>8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LTH AND QUALITY OF LIFE OUTCOMES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FTE ZUR UNFALLHEILKUNDE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713" calcext:value-type="float">
            <text:p>7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isson 2017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isson 2017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risson 2017</text:p>
          </table:table-cell>
          <table:table-cell office:value-type="string" calcext:value-type="string">
            <text:p>INTERNATIONAL JOURNAL OF THERAP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823" calcext:value-type="float">
            <text:p>8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isson 2017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729" calcext:value-type="float">
            <text:p>7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öglund 2021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öglund 2021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477" calcext:value-type="float">
            <text:p>47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568" calcext:value-type="float">
            <text:p>56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858" calcext:value-type="float">
            <text:p>8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730" calcext:value-type="float">
            <text:p>73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861" calcext:value-type="float">
            <text:p>8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AEROSPACE AND ELECTRONIC SYSTEMS MAGAZINE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NUCLEAR SCIENCE SYMPOSIUM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774" calcext:value-type="float">
            <text:p>7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MEDICAL IMAGING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74" calcext:value-type="float">
            <text:p>8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MEDICAL IMAGING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814" calcext:value-type="float">
            <text:p>8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PATTERN ANALYSIS AND MACHINE INTELLIGENCE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ROBOTICS AND AUTOMATION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BIOMED RESEARCH INTERNATIONAL</text:p>
          </table:table-cell>
          <table:table-cell office:value-type="string" calcext:value-type="string">
            <text:p>Directed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BMJ OPEN</text:p>
          </table:table-cell>
          <table:table-cell office:value-type="string" calcext:value-type="string">
            <text:p>Directed</text:p>
          </table:table-cell>
          <table:table-cell office:value-type="float" office:value="615" calcext:value-type="float">
            <text:p>6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Directed</text:p>
          </table:table-cell>
          <table:table-cell office:value-type="float" office:value="449" calcext:value-type="float">
            <text:p>4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Directed</text:p>
          </table:table-cell>
          <table:table-cell office:value-type="float" office:value="932" calcext:value-type="float">
            <text:p>9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MOVEMENT DISORDERS</text:p>
          </table:table-cell>
          <table:table-cell office:value-type="string" calcext:value-type="string">
            <text:p>Directed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PERIODICA POLYTECHNICA-CIVIL ENGINEERING</text:p>
          </table:table-cell>
          <table:table-cell office:value-type="string" calcext:value-type="string">
            <text:p>Directed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PHYSIOTHERAPY</text:p>
          </table:table-cell>
          <table:table-cell office:value-type="string" calcext:value-type="string">
            <text:p>Directed</text:p>
          </table:table-cell>
          <table:table-cell office:value-type="float" office:value="1098" calcext:value-type="float">
            <text:p>10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N JOURNAL OF ORTHOPAEDIC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JURY-INTERNATIONAL JOURNAL OF THE CARE OF THE INJURED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ATIONAL BIOMECHANIC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ATIONAL CONFERENCE ON CIVIL AND ENVIRONMENTAL ENGINEERING FOR SUSTAINABILITY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ATIONAL JOURNAL OF NURSING STUDIE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ATIONAL JOURNAL OF SPORT BIOMECHANICS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ATIONAL JOURNAL OF STROK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ATIONAL ORTHOPAED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STIGATIVE RADIOLOG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29" calcext:value-type="float">
            <text:p>8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STIGATIVE RADIOLOG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A-JOURNAL OF THE AMERICAN MEDICAL ASSOCI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839" calcext:value-type="float">
            <text:p>8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811" calcext:value-type="float">
            <text:p>81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059" calcext:value-type="float">
            <text:p>10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BMC NEUROLOGY</text:p>
          </table:table-cell>
          <table:table-cell office:value-type="string" calcext:value-type="string">
            <text:p>Directed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Directed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CHILDS NERVOUS SYSTEM</text:p>
          </table:table-cell>
          <table:table-cell office:value-type="string" calcext:value-type="string">
            <text:p>Directed</text:p>
          </table:table-cell>
          <table:table-cell office:value-type="float" office:value="678" calcext:value-type="float">
            <text:p>6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583" calcext:value-type="float">
            <text:p>58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EUROPEAN JOURNAL OF PAEDIATRIC NEUROLOGY</text:p>
          </table:table-cell>
          <table:table-cell office:value-type="string" calcext:value-type="string">
            <text:p>Directed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FRONTIERS IN HUMAN NEUROSCIENCE</text:p>
          </table:table-cell>
          <table:table-cell office:value-type="string" calcext:value-type="string">
            <text:p>Directed</text:p>
          </table:table-cell>
          <table:table-cell office:value-type="float" office:value="622" calcext:value-type="float">
            <text:p>6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INFANT BEHAVIOR &amp; DEVELOPMENT</text:p>
          </table:table-cell>
          <table:table-cell office:value-type="string" calcext:value-type="string">
            <text:p>Directed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HAND SURGERY</text:p>
          </table:table-cell>
          <table:table-cell office:value-type="string" calcext:value-type="string">
            <text:p>Directed</text:p>
          </table:table-cell>
          <table:table-cell office:value-type="float" office:value="992" calcext:value-type="float">
            <text:p>9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MEDICAL SYSTEMS</text:p>
          </table:table-cell>
          <table:table-cell office:value-type="string" calcext:value-type="string">
            <text:p>Directed</text:p>
          </table:table-cell>
          <table:table-cell office:value-type="float" office:value="946" calcext:value-type="float">
            <text:p>9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PHYSICAL THERAPY SCIENCE</text:p>
          </table:table-cell>
          <table:table-cell office:value-type="string" calcext:value-type="string">
            <text:p>Directed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774" calcext:value-type="float">
            <text:p>7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NEURAL PLASTICITY</text:p>
          </table:table-cell>
          <table:table-cell office:value-type="string" calcext:value-type="string">
            <text:p>Directed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NEUROMUSCULAR DISORDERS</text:p>
          </table:table-cell>
          <table:table-cell office:value-type="string" calcext:value-type="string">
            <text:p>Directed</text:p>
          </table:table-cell>
          <table:table-cell office:value-type="float" office:value="562" calcext:value-type="float">
            <text:p>5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RESEARCH IN DEVELOPMENTAL DISABILITIES</text:p>
          </table:table-cell>
          <table:table-cell office:value-type="string" calcext:value-type="string">
            <text:p>Directed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895" calcext:value-type="float">
            <text:p>8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605" calcext:value-type="float">
            <text:p>60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APPLIED BIONICS AND BIOMECHANICS</text:p>
          </table:table-cell>
          <table:table-cell office:value-type="string" calcext:value-type="string">
            <text:p>Directed</text:p>
          </table:table-cell>
          <table:table-cell office:value-type="float" office:value="812" calcext:value-type="float">
            <text:p>8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BIOMED RESEARCH INTERNATIONAL</text:p>
          </table:table-cell>
          <table:table-cell office:value-type="string" calcext:value-type="string">
            <text:p>Directed</text:p>
          </table:table-cell>
          <table:table-cell office:value-type="float" office:value="980" calcext:value-type="float">
            <text:p>9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BMC PEDIATRICS</text:p>
          </table:table-cell>
          <table:table-cell office:value-type="string" calcext:value-type="string">
            <text:p>Directed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BMJ OPEN</text:p>
          </table:table-cell>
          <table:table-cell office:value-type="string" calcext:value-type="string">
            <text:p>Directed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Directed</text:p>
          </table:table-cell>
          <table:table-cell office:value-type="float" office:value="1104" calcext:value-type="float">
            <text:p>11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CHILDS NERVOUS SYSTEM</text:p>
          </table:table-cell>
          <table:table-cell office:value-type="string" calcext:value-type="string">
            <text:p>Directed</text:p>
          </table:table-cell>
          <table:table-cell office:value-type="float" office:value="1057" calcext:value-type="float">
            <text:p>10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Directed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EUROPEAN JOURNAL OF PAEDIATRIC NEUROLOGY</text:p>
          </table:table-cell>
          <table:table-cell office:value-type="string" calcext:value-type="string">
            <text:p>Directed</text:p>
          </table:table-cell>
          <table:table-cell office:value-type="float" office:value="926" calcext:value-type="float">
            <text:p>9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FRONTIERS IN HUMAN NEUROSCIENCE</text:p>
          </table:table-cell>
          <table:table-cell office:value-type="string" calcext:value-type="string">
            <text:p>Directed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CHILD NEUROLOGY</text:p>
          </table:table-cell>
          <table:table-cell office:value-type="string" calcext:value-type="string">
            <text:p>Directed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546" calcext:value-type="float">
            <text:p>54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HAND SURGERY</text:p>
          </table:table-cell>
          <table:table-cell office:value-type="string" calcext:value-type="string">
            <text:p>Directed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493" calcext:value-type="float">
            <text:p>4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NEUROREHABILITATION</text:p>
          </table:table-cell>
          <table:table-cell office:value-type="string" calcext:value-type="string">
            <text:p>Directed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NEUROREHABILITATION AND NEURAL REPAIR</text:p>
          </table:table-cell>
          <table:table-cell office:value-type="string" calcext:value-type="string">
            <text:p>Directed</text:p>
          </table:table-cell>
          <table:table-cell office:value-type="float" office:value="714" calcext:value-type="float">
            <text:p>7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963" calcext:value-type="float">
            <text:p>9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RESEARCH IN DEVELOPMENTAL DISABILITIES</text:p>
          </table:table-cell>
          <table:table-cell office:value-type="string" calcext:value-type="string">
            <text:p>Directed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SEMINARS IN PLASTIC SURGERY</text:p>
          </table:table-cell>
          <table:table-cell office:value-type="string" calcext:value-type="string">
            <text:p>Directed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884" calcext:value-type="float">
            <text:p>8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601" calcext:value-type="float">
            <text:p>6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803" calcext:value-type="float">
            <text:p>8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557" calcext:value-type="float">
            <text:p>5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826" calcext:value-type="float">
            <text:p>8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813" calcext:value-type="float">
            <text:p>8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560" calcext:value-type="float">
            <text:p>5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THLETIC TRAINING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THLETIC TRAINING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447" calcext:value-type="float">
            <text:p>4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THLETIC TRAINING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565" calcext:value-type="float">
            <text:p>5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THLETIC TRAINING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ATHLETIC TRAINING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28" calcext:value-type="float">
            <text:p>82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823" calcext:value-type="float">
            <text:p>8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537" calcext:value-type="float">
            <text:p>53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582" calcext:value-type="float">
            <text:p>5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Koh 1998</text:p>
          </table:table-cell>
          <table:table-cell office:value-type="string" calcext:value-type="string">
            <text:p>Directed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555" calcext:value-type="float">
            <text:p>5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684" calcext:value-type="float">
            <text:p>6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24" calcext:value-type="float">
            <text:p>6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543" calcext:value-type="float">
            <text:p>5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668" calcext:value-type="float">
            <text:p>6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602" calcext:value-type="float">
            <text:p>6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605" calcext:value-type="float">
            <text:p>6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868" calcext:value-type="float">
            <text:p>86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69" calcext:value-type="float">
            <text:p>869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833" calcext:value-type="float">
            <text:p>8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652" calcext:value-type="float">
            <text:p>65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642" calcext:value-type="float">
            <text:p>64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777" calcext:value-type="float">
            <text:p>77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Koh 1998</text:p>
          </table:table-cell>
          <table:table-cell office:value-type="string" calcext:value-type="string">
            <text:p>Directed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469" calcext:value-type="float">
            <text:p>469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846" calcext:value-type="float">
            <text:p>846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890" calcext:value-type="float">
            <text:p>89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795" calcext:value-type="float">
            <text:p>79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374" calcext:value-type="float">
            <text:p>37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707" calcext:value-type="float">
            <text:p>707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674" calcext:value-type="float">
            <text:p>674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804" calcext:value-type="float">
            <text:p>804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477" calcext:value-type="float">
            <text:p>477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785" calcext:value-type="float">
            <text:p>78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835" calcext:value-type="float">
            <text:p>8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622" calcext:value-type="float">
            <text:p>6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786" calcext:value-type="float">
            <text:p>786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465" calcext:value-type="float">
            <text:p>4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878" calcext:value-type="float">
            <text:p>8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83" calcext:value-type="float">
            <text:p>78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872" calcext:value-type="float">
            <text:p>8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778" calcext:value-type="float">
            <text:p>77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585" calcext:value-type="float">
            <text:p>5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Koh 1998</text:p>
          </table:table-cell>
          <table:table-cell office:value-type="string" calcext:value-type="string">
            <text:p>Directed</text:p>
          </table:table-cell>
          <table:table-cell office:value-type="float" office:value="681" calcext:value-type="float">
            <text:p>68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562" calcext:value-type="float">
            <text:p>5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842" calcext:value-type="float">
            <text:p>8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272" calcext:value-type="float">
            <text:p>2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428" calcext:value-type="float">
            <text:p>4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616" calcext:value-type="float">
            <text:p>6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462" calcext:value-type="float">
            <text:p>4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433" calcext:value-type="float">
            <text:p>43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CLINICAL EPIDEMIOLOG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CLINICAL EPIDEMIOLOG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779" calcext:value-type="float">
            <text:p>7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CLINICAL EPIDEMIOLOG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657" calcext:value-type="float">
            <text:p>6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CLINICAL EPIDEMIOLOG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CLINICAL ONCOLOG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XPERIMENTAL BIOLOGY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XPERIMENTAL ZOOLOGY PART A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XPERIMENTAL ZOOLOGY PART A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830" calcext:value-type="float">
            <text:p>8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GUIDANCE CONTROL AND DYNAMICS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722" calcext:value-type="float">
            <text:p>7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HAND SURGERY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734" calcext:value-type="float">
            <text:p>73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HAND SURGERY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HAND SURGER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HAND SURGER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HAND THERAPY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HAND THERAPY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887" calcext:value-type="float">
            <text:p>8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633" calcext:value-type="float">
            <text:p>6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MEDICAL ENGINEERING &amp; TECHNOLOGY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MOTOR BEHAVIOR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789" calcext:value-type="float">
            <text:p>78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NEUROLOGIC PHYSICAL THERAPY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693" calcext:value-type="float">
            <text:p>6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NEUROSCIENCE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NEUROSCIENC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NEUROSURGERY-PEDIATR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705" calcext:value-type="float">
            <text:p>7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CCUPATIONAL MEDICINE AND TOXICOLOG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CCUPATIONAL MEDICINE AND TOXICOLOG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AL REHABILITATION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886" calcext:value-type="float">
            <text:p>886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866" calcext:value-type="float">
            <text:p>8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812" calcext:value-type="float">
            <text:p>81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97" calcext:value-type="float">
            <text:p>6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589" calcext:value-type="float">
            <text:p>589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427" calcext:value-type="float">
            <text:p>4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316" calcext:value-type="float">
            <text:p>3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763" calcext:value-type="float">
            <text:p>7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673" calcext:value-type="float">
            <text:p>67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30" calcext:value-type="float">
            <text:p>530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879" calcext:value-type="float">
            <text:p>87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342" calcext:value-type="float">
            <text:p>34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637" calcext:value-type="float">
            <text:p>6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619" calcext:value-type="float">
            <text:p>6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35" calcext:value-type="float">
            <text:p>73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574" calcext:value-type="float">
            <text:p>5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876" calcext:value-type="float">
            <text:p>87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77" calcext:value-type="float">
            <text:p>6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579" calcext:value-type="float">
            <text:p>5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811" calcext:value-type="float">
            <text:p>8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URGERY AND RESEARCH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PEDIATRIC ORTHOPAEDICS-PART B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PEDIATRIC ORTHOPAEDICS-PART B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592" calcext:value-type="float">
            <text:p>5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421" calcext:value-type="float">
            <text:p>4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573" calcext:value-type="float">
            <text:p>5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HEUMATOLOGY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877" calcext:value-type="float">
            <text:p>8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66" calcext:value-type="float">
            <text:p>766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489" calcext:value-type="float">
            <text:p>4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449" calcext:value-type="float">
            <text:p>44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862" calcext:value-type="float">
            <text:p>86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771" calcext:value-type="float">
            <text:p>77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809" calcext:value-type="float">
            <text:p>80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715" calcext:value-type="float">
            <text:p>7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527" calcext:value-type="float">
            <text:p>52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554" calcext:value-type="float">
            <text:p>5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843" calcext:value-type="float">
            <text:p>8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739" calcext:value-type="float">
            <text:p>73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396" calcext:value-type="float">
            <text:p>39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321" calcext:value-type="float">
            <text:p>32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482" calcext:value-type="float">
            <text:p>48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646" calcext:value-type="float">
            <text:p>6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S SCIENCE AND MEDICIN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363" calcext:value-type="float">
            <text:p>3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S SCIENCES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59" calcext:value-type="float">
            <text:p>8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535" calcext:value-type="float">
            <text:p>5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33" calcext:value-type="float">
            <text:p>5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663" calcext:value-type="float">
            <text:p>6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638" calcext:value-type="float">
            <text:p>6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434" calcext:value-type="float">
            <text:p>4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COLLEGE OF CARDIOLOG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GERIATRICS SOCIETY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GERIATRICS SOCIET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BELGIAN SOCIETY OF RADIOLOGY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439" calcext:value-type="float">
            <text:p>4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RAUMA-INJURY INFECTION AND CRITICAL CAR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685" calcext:value-type="float">
            <text:p>6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CTA ONCOLOGICA</text:p>
          </table:table-cell>
          <table:table-cell office:value-type="string" calcext:value-type="string">
            <text:p>Directed</text:p>
          </table:table-cell>
          <table:table-cell office:value-type="float" office:value="621" calcext:value-type="float">
            <text:p>6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Directed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837" calcext:value-type="float">
            <text:p>837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633" calcext:value-type="float">
            <text:p>6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PPLIED ERGONOMICS</text:p>
          </table:table-cell>
          <table:table-cell office:value-type="string" calcext:value-type="string">
            <text:p>Directed</text:p>
          </table:table-cell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RTHRITIS &amp; RHEUMATISM-ARTHRITIS CARE &amp; RESEARCH</text:p>
          </table:table-cell>
          <table:table-cell office:value-type="string" calcext:value-type="string">
            <text:p>Directed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Directed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THLETIC THERAPY TODAY</text:p>
          </table:table-cell>
          <table:table-cell office:value-type="string" calcext:value-type="string">
            <text:p>Directed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EHAVIOR RESEARCH METHODS INSTRUMENTS &amp; COMPUTERS</text:p>
          </table:table-cell>
          <table:table-cell office:value-type="string" calcext:value-type="string">
            <text:p>Directed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IOMEDICAL ENGINEERING-APPLICATIONS BASIS COMMUNICATIONS</text:p>
          </table:table-cell>
          <table:table-cell office:value-type="string" calcext:value-type="string">
            <text:p>Directed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544" calcext:value-type="float">
            <text:p>54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MC SPORTS SCIENCE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872" calcext:value-type="float">
            <text:p>8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RAIN RESEARCH</text:p>
          </table:table-cell>
          <table:table-cell office:value-type="string" calcext:value-type="string">
            <text:p>Directed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RAZILIAN JOURNAL OF PHYSICAL THERAPY</text:p>
          </table:table-cell>
          <table:table-cell office:value-type="string" calcext:value-type="string">
            <text:p>Directed</text:p>
          </table:table-cell>
          <table:table-cell office:value-type="float" office:value="1102" calcext:value-type="float">
            <text:p>110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REAST CANCER RESEARCH AND TREATMENT</text:p>
          </table:table-cell>
          <table:table-cell office:value-type="string" calcext:value-type="string">
            <text:p>Directed</text:p>
          </table:table-cell>
          <table:table-cell office:value-type="float" office:value="803" calcext:value-type="float">
            <text:p>80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AHIERS DE PSYCHOLOGIE COGNITIVE-CURRENT PSYCHOLOGY OF COGNITION</text:p>
          </table:table-cell>
          <table:table-cell office:value-type="string" calcext:value-type="string">
            <text:p>Directed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ANATOMY</text:p>
          </table:table-cell>
          <table:table-cell office:value-type="string" calcext:value-type="string">
            <text:p>Directed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AND EXPERIMENTAL HEALTH SCIENCES</text:p>
          </table:table-cell>
          <table:table-cell office:value-type="string" calcext:value-type="string">
            <text:p>Directed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MEDICINE INSIGHTS-ARTHRITIS AND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NEUROLOGY AND NEUROSURGERY</text:p>
          </table:table-cell>
          <table:table-cell office:value-type="string" calcext:value-type="string">
            <text:p>Directed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PHYSIOLOGY AND FUNCTIONAL IMAGING</text:p>
          </table:table-cell>
          <table:table-cell office:value-type="string" calcext:value-type="string">
            <text:p>Directed</text:p>
          </table:table-cell>
          <table:table-cell office:value-type="float" office:value="652" calcext:value-type="float">
            <text:p>6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OMPUTER GRAPHICS FORUM</text:p>
          </table:table-cell>
          <table:table-cell office:value-type="string" calcext:value-type="string">
            <text:p>Directed</text:p>
          </table:table-cell>
          <table:table-cell office:value-type="float" office:value="558" calcext:value-type="float">
            <text:p>5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OMPUTER METHODS IN BIOMECHANICS AND BIOMEDICAL ENGINEERING-IMAGING AND VISUALIZATION</text:p>
          </table:table-cell>
          <table:table-cell office:value-type="string" calcext:value-type="string">
            <text:p>Directed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OMPUTERS IN BIOLOGY AND MEDICINE</text:p>
          </table:table-cell>
          <table:table-cell office:value-type="string" calcext:value-type="string">
            <text:p>Directed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URRENT ORTHOPAEDICS</text:p>
          </table:table-cell>
          <table:table-cell office:value-type="string" calcext:value-type="string">
            <text:p>Directed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086" calcext:value-type="float">
            <text:p>108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EQUINE VETERINARY JOURNAL</text:p>
          </table:table-cell>
          <table:table-cell office:value-type="string" calcext:value-type="string">
            <text:p>Directed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ERGONOMICS</text:p>
          </table:table-cell>
          <table:table-cell office:value-type="string" calcext:value-type="string">
            <text:p>Directed</text:p>
          </table:table-cell>
          <table:table-cell office:value-type="float" office:value="938" calcext:value-type="float">
            <text:p>9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EURASIP JOURNAL ON ADVANCES IN SIGNAL PROCESSING</text:p>
          </table:table-cell>
          <table:table-cell office:value-type="string" calcext:value-type="string">
            <text:p>Directed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EUROPEAN JOURNAL OF SPORT SCIENCE</text:p>
          </table:table-cell>
          <table:table-cell office:value-type="string" calcext:value-type="string">
            <text:p>Directed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EXPERIMENTAL BRAIN RESEARCH</text:p>
          </table:table-cell>
          <table:table-cell office:value-type="string" calcext:value-type="string">
            <text:p>Directed</text:p>
          </table:table-cell>
          <table:table-cell office:value-type="float" office:value="922" calcext:value-type="float">
            <text:p>9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FRONTIERS IN NEUROROBOTICS</text:p>
          </table:table-cell>
          <table:table-cell office:value-type="string" calcext:value-type="string">
            <text:p>Directed</text:p>
          </table:table-cell>
          <table:table-cell office:value-type="float" office:value="596" calcext:value-type="float">
            <text:p>5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Directed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686" calcext:value-type="float">
            <text:p>68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EEE/RSJ INTERNATIONAL CONFERENCE ON INTELLIGENT ROBOTS AND SYSTEMS</text:p>
          </table:table-cell>
          <table:table-cell office:value-type="string" calcext:value-type="string">
            <text:p>Directed</text:p>
          </table:table-cell>
          <table:table-cell office:value-type="float" office:value="957" calcext:value-type="float">
            <text:p>9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DIAN JOURNAL OF ORTHOPAEDICS</text:p>
          </table:table-cell>
          <table:table-cell office:value-type="string" calcext:value-type="string">
            <text:p>Directed</text:p>
          </table:table-cell>
          <table:table-cell office:value-type="float" office:value="537" calcext:value-type="float">
            <text:p>5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TERNATIONAL JOURNAL OF DISTRIBUTED SENSOR NETWORKS</text:p>
          </table:table-cell>
          <table:table-cell office:value-type="string" calcext:value-type="string">
            <text:p>Directed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TERNATIONAL JOURNAL OF INDUSTRIAL ERGONOMICS</text:p>
          </table:table-cell>
          <table:table-cell office:value-type="string" calcext:value-type="string">
            <text:p>Directed</text:p>
          </table:table-cell>
          <table:table-cell office:value-type="float" office:value="526" calcext:value-type="float">
            <text:p>5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TERNATIONAL JOURNAL OF PRECISION ENGINEERING AND MANUFACTURING</text:p>
          </table:table-cell>
          <table:table-cell office:value-type="string" calcext:value-type="string">
            <text:p>Directed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TERNATIONAL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TERNATIONAL ORTHOPAEDICS</text:p>
          </table:table-cell>
          <table:table-cell office:value-type="string" calcext:value-type="string">
            <text:p>Directed</text:p>
          </table:table-cell>
          <table:table-cell office:value-type="float" office:value="784" calcext:value-type="float">
            <text:p>7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033" calcext:value-type="float">
            <text:p>1033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986" calcext:value-type="float">
            <text:p>986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Directed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Directed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COMPUTER ASSISTED TOMOGRAPHY</text:p>
          </table:table-cell>
          <table:table-cell office:value-type="string" calcext:value-type="string">
            <text:p>Directed</text:p>
          </table:table-cell>
          <table:table-cell office:value-type="float" office:value="1118" calcext:value-type="float">
            <text:p>11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272" calcext:value-type="float">
            <text:p>272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EXPERIMENTAL BIOLOGY</text:p>
          </table:table-cell>
          <table:table-cell office:value-type="string" calcext:value-type="string">
            <text:p>Directed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Directed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MECHANICS IN MEDICINE AND BIOLOGY</text:p>
          </table:table-cell>
          <table:table-cell office:value-type="string" calcext:value-type="string">
            <text:p>Directed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MOTOR BEHAVIOR</text:p>
          </table:table-cell>
          <table:table-cell office:value-type="string" calcext:value-type="string">
            <text:p>Directed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Directed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ORTHOPAEDIC SURGERY</text:p>
          </table:table-cell>
          <table:table-cell office:value-type="string" calcext:value-type="string">
            <text:p>Directed</text:p>
          </table:table-cell>
          <table:table-cell office:value-type="float" office:value="1135" calcext:value-type="float">
            <text:p>11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ORTHOPAEDIC TRAUMA</text:p>
          </table:table-cell>
          <table:table-cell office:value-type="string" calcext:value-type="string">
            <text:p>Directed</text:p>
          </table:table-cell>
          <table:table-cell office:value-type="float" office:value="1068" calcext:value-type="float">
            <text:p>10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Directed</text:p>
          </table:table-cell>
          <table:table-cell office:value-type="float" office:value="879" calcext:value-type="float">
            <text:p>8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773" calcext:value-type="float">
            <text:p>77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Directed</text:p>
          </table:table-cell>
          <table:table-cell office:value-type="float" office:value="1038" calcext:value-type="float">
            <text:p>103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814" calcext:value-type="float">
            <text:p>81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064" calcext:value-type="float">
            <text:p>1064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SPORTS MEDICINE AND PHYSICAL FITNESS</text:p>
          </table:table-cell>
          <table:table-cell office:value-type="string" calcext:value-type="string">
            <text:p>Directed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SPORTS SCIENCE AND MEDICINE</text:p>
          </table:table-cell>
          <table:table-cell office:value-type="string" calcext:value-type="string">
            <text:p>Directed</text:p>
          </table:table-cell>
          <table:table-cell office:value-type="float" office:value="1034" calcext:value-type="float">
            <text:p>10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ECHANISM AND MACHINE THEORY</text:p>
          </table:table-cell>
          <table:table-cell office:value-type="string" calcext:value-type="string">
            <text:p>Directed</text:p>
          </table:table-cell>
          <table:table-cell office:value-type="float" office:value="670" calcext:value-type="float">
            <text:p>6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110" calcext:value-type="float">
            <text:p>11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EDICAL PROBLEMS OF PERFORMING ARTISTS</text:p>
          </table:table-cell>
          <table:table-cell office:value-type="string" calcext:value-type="string">
            <text:p>Directed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Directed</text:p>
          </table:table-cell>
          <table:table-cell office:value-type="float" office:value="911" calcext:value-type="float">
            <text:p>9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Directed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OTOR CONTROL</text:p>
          </table:table-cell>
          <table:table-cell office:value-type="string" calcext:value-type="string">
            <text:p>Directed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NEUROSCIENCE</text:p>
          </table:table-cell>
          <table:table-cell office:value-type="string" calcext:value-type="string">
            <text:p>Directed</text:p>
          </table:table-cell>
          <table:table-cell office:value-type="float" office:value="821" calcext:value-type="float">
            <text:p>8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ORTHOPAEDIC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ORTHOPAEDIC SURGERY</text:p>
          </table:table-cell>
          <table:table-cell office:value-type="string" calcext:value-type="string">
            <text:p>Directed</text:p>
          </table:table-cell>
          <table:table-cell office:value-type="float" office:value="478" calcext:value-type="float">
            <text:p>4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Directed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ORTHOPEDIC CLINICS OF NORTH AMERICA</text:p>
          </table:table-cell>
          <table:table-cell office:value-type="string" calcext:value-type="string">
            <text:p>Directed</text:p>
          </table:table-cell>
          <table:table-cell office:value-type="float" office:value="1067" calcext:value-type="float">
            <text:p>10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715" calcext:value-type="float">
            <text:p>715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HYSIOSCIENCE</text:p>
          </table:table-cell>
          <table:table-cell office:value-type="string" calcext:value-type="string">
            <text:p>Directed</text:p>
          </table:table-cell>
          <table:table-cell office:value-type="float" office:value="1077" calcext:value-type="float">
            <text:p>10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HYSIOTHERAPY</text:p>
          </table:table-cell>
          <table:table-cell office:value-type="string" calcext:value-type="string">
            <text:p>Directed</text:p>
          </table:table-cell>
          <table:table-cell office:value-type="float" office:value="1032" calcext:value-type="float">
            <text:p>103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867" calcext:value-type="float">
            <text:p>86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847" calcext:value-type="float">
            <text:p>84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708" calcext:value-type="float">
            <text:p>70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Directed</text:p>
          </table:table-cell>
          <table:table-cell office:value-type="float" office:value="491" calcext:value-type="float">
            <text:p>4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Directed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Directed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PORTS MEDICINE</text:p>
          </table:table-cell>
          <table:table-cell office:value-type="string" calcext:value-type="string">
            <text:p>Directed</text:p>
          </table:table-cell>
          <table:table-cell office:value-type="float" office:value="1065" calcext:value-type="float">
            <text:p>106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URGICAL AND RADIOLOGIC ANATOMY</text:p>
          </table:table-cell>
          <table:table-cell office:value-type="string" calcext:value-type="string">
            <text:p>Directed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ZHURNAL VYSSHEI NERVNOI DEYATELNOSTI IMENI I P PAVLOVA</text:p>
          </table:table-cell>
          <table:table-cell office:value-type="string" calcext:value-type="string">
            <text:p>Directed</text:p>
          </table:table-cell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ERGONOMICS</text:p>
          </table:table-cell>
          <table:table-cell office:value-type="string" calcext:value-type="string">
            <text:p>Directed</text:p>
          </table:table-cell>
          <table:table-cell office:value-type="float" office:value="934" calcext:value-type="float">
            <text:p>9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Directed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Directed</text:p>
          </table:table-cell>
          <table:table-cell office:value-type="float" office:value="839" calcext:value-type="float">
            <text:p>8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JOURNAL OF HAND SURGERY</text:p>
          </table:table-cell>
          <table:table-cell office:value-type="string" calcext:value-type="string">
            <text:p>Directed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lz 2020</text:p>
          </table:table-cell>
          <table:table-cell office:value-type="string" calcext:value-type="string">
            <text:p>ADVANCED ENGINEERING MATERIALS</text:p>
          </table:table-cell>
          <table:table-cell office:value-type="string" calcext:value-type="string">
            <text:p>Directed</text:p>
          </table:table-cell>
          <table:table-cell office:value-type="float" office:value="697" calcext:value-type="float">
            <text:p>6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lz 2020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779" calcext:value-type="float">
            <text:p>77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lz 2020</text:p>
          </table:table-cell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Directed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lz 2020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565" calcext:value-type="float">
            <text:p>5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lz 2020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CET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CET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g 2019</text:p>
          </table:table-cell>
          <table:table-cell office:value-type="string" calcext:value-type="string">
            <text:p>ANNALS OF MEDICINE</text:p>
          </table:table-cell>
          <table:table-cell office:value-type="string" calcext:value-type="string">
            <text:p>Directed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g 2019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ng 2019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g 2019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74" calcext:value-type="float">
            <text:p>10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AGING CLINICAL AND EXPERIMENTAL RESEARCH</text:p>
          </table:table-cell>
          <table:table-cell office:value-type="string" calcext:value-type="string">
            <text:p>Directed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842" calcext:value-type="float">
            <text:p>84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BRAZILIAN JOURNAL OF PHYSICAL THERAPY</text:p>
          </table:table-cell>
          <table:table-cell office:value-type="string" calcext:value-type="string">
            <text:p>Directed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BREAST CANCER RESEARCH AND TREATMENT</text:p>
          </table:table-cell>
          <table:table-cell office:value-type="string" calcext:value-type="string">
            <text:p>Directed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592" calcext:value-type="float">
            <text:p>59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CELL BIOCHEMISTRY AND BIOPHYSICS</text:p>
          </table:table-cell>
          <table:table-cell office:value-type="string" calcext:value-type="string">
            <text:p>Directed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CLINICAL ANATOMY</text:p>
          </table:table-cell>
          <table:table-cell office:value-type="string" calcext:value-type="string">
            <text:p>Directed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EUROPEAN JOURNAL OF APPLIED PHYSIOLOGY</text:p>
          </table:table-cell>
          <table:table-cell office:value-type="string" calcext:value-type="string">
            <text:p>Directed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374" calcext:value-type="float">
            <text:p>37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1017" calcext:value-type="float">
            <text:p>10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INTERNATIONAL SYMPOSIUM ON OCCUPATIONAL SAFETY AND HYGIENE</text:p>
          </table:table-cell>
          <table:table-cell office:value-type="string" calcext:value-type="string">
            <text:p>Directed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IUTAM SYMPOSIUM ON HUMAN BODY DYNAMICS</text:p>
          </table:table-cell>
          <table:table-cell office:value-type="string" calcext:value-type="string">
            <text:p>Directed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ACUPUNCTURE AND TUINA SCIENCE</text:p>
          </table:table-cell>
          <table:table-cell office:value-type="string" calcext:value-type="string">
            <text:p>Directed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1132" calcext:value-type="float">
            <text:p>113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BACK AND MUSCULOSKELETAL REHABILITATION</text:p>
          </table:table-cell>
          <table:table-cell office:value-type="string" calcext:value-type="string">
            <text:p>Directed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950" calcext:value-type="float">
            <text:p>95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617" calcext:value-type="float">
            <text:p>6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MANUAL &amp; MANIPULATIVE THERAPY</text:p>
          </table:table-cell>
          <table:table-cell office:value-type="string" calcext:value-type="string">
            <text:p>Directed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MOTOR BEHAVIOR</text:p>
          </table:table-cell>
          <table:table-cell office:value-type="string" calcext:value-type="string">
            <text:p>Directed</text:p>
          </table:table-cell>
          <table:table-cell office:value-type="float" office:value="1088" calcext:value-type="float">
            <text:p>10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NEUROSCIENCES IN RURAL PRACTICE</text:p>
          </table:table-cell>
          <table:table-cell office:value-type="string" calcext:value-type="string">
            <text:p>Directed</text:p>
          </table:table-cell>
          <table:table-cell office:value-type="float" office:value="789" calcext:value-type="float">
            <text:p>7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OCCUPATIONAL HEALTH</text:p>
          </table:table-cell>
          <table:table-cell office:value-type="string" calcext:value-type="string">
            <text:p>Directed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OCCUPATIONAL REHABILITATION</text:p>
          </table:table-cell>
          <table:table-cell office:value-type="string" calcext:value-type="string">
            <text:p>Directed</text:p>
          </table:table-cell>
          <table:table-cell office:value-type="float" office:value="685" calcext:value-type="float">
            <text:p>6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835" calcext:value-type="float">
            <text:p>83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Directed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PHYSICAL THERAPY SCIENCE</text:p>
          </table:table-cell>
          <table:table-cell office:value-type="string" calcext:value-type="string">
            <text:p>Directed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Directed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624" calcext:value-type="float">
            <text:p>6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SPORTS MEDICINE AND PHYSICAL FITNESS</text:p>
          </table:table-cell>
          <table:table-cell office:value-type="string" calcext:value-type="string">
            <text:p>Directed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1025" calcext:value-type="float">
            <text:p>10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VOICE</text:p>
          </table:table-cell>
          <table:table-cell office:value-type="string" calcext:value-type="string">
            <text:p>Directed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MEDICAL HYPOTHESES</text:p>
          </table:table-cell>
          <table:table-cell office:value-type="string" calcext:value-type="string">
            <text:p>Directed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887" calcext:value-type="float">
            <text:p>88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471" calcext:value-type="float">
            <text:p>47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RAWAL MEDICAL JOURNAL</text:p>
          </table:table-cell>
          <table:table-cell office:value-type="string" calcext:value-type="string">
            <text:p>Directed</text:p>
          </table:table-cell>
          <table:table-cell office:value-type="float" office:value="786" calcext:value-type="float">
            <text:p>7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985" calcext:value-type="float">
            <text:p>9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Directed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STRENGTH AND CONDITIONING JOURNAL</text:p>
          </table:table-cell>
          <table:table-cell office:value-type="string" calcext:value-type="string">
            <text:p>Directed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AGING CLINICAL AND EXPERIMENTAL RESEARCH</text:p>
          </table:table-cell>
          <table:table-cell office:value-type="string" calcext:value-type="string">
            <text:p>Directed</text:p>
          </table:table-cell>
          <table:table-cell office:value-type="float" office:value="1108" calcext:value-type="float">
            <text:p>11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CLINICAL JOURNAL OF SPORT MEDICINE</text:p>
          </table:table-cell>
          <table:table-cell office:value-type="string" calcext:value-type="string">
            <text:p>Directed</text:p>
          </table:table-cell>
          <table:table-cell office:value-type="float" office:value="898" calcext:value-type="float">
            <text:p>89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INTERNATIONAL JOURNAL OF SHOULDER SURGERY</text:p>
          </table:table-cell>
          <table:table-cell office:value-type="string" calcext:value-type="string">
            <text:p>Directed</text:p>
          </table:table-cell>
          <table:table-cell office:value-type="float" office:value="1051" calcext:value-type="float">
            <text:p>10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396" calcext:value-type="float">
            <text:p>39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828" calcext:value-type="float">
            <text:p>82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1073" calcext:value-type="float">
            <text:p>107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Directed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BMC SPORTS SCIENCE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931" calcext:value-type="float">
            <text:p>9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INTERNATIONAL JOURNAL OF HUMANOID ROBOTICS</text:p>
          </table:table-cell>
          <table:table-cell office:value-type="string" calcext:value-type="string">
            <text:p>Directed</text:p>
          </table:table-cell>
          <table:table-cell office:value-type="float" office:value="1049" calcext:value-type="float">
            <text:p>10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INTERNATIONAL ORTHOPAEDICS</text:p>
          </table:table-cell>
          <table:table-cell office:value-type="string" calcext:value-type="string">
            <text:p>Directed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MULTIBODY SYSTEM DYNAMICS</text:p>
          </table:table-cell>
          <table:table-cell office:value-type="string" calcext:value-type="string">
            <text:p>Directed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CTA MEDICA OKAYAMA</text:p>
          </table:table-cell>
          <table:table-cell office:value-type="string" calcext:value-type="string">
            <text:p>Directe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CTA ONCOLOGICA</text:p>
          </table:table-cell>
          <table:table-cell office:value-type="string" calcext:value-type="string">
            <text:p>Directed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CTA ORTHOPAEDICA</text:p>
          </table:table-cell>
          <table:table-cell office:value-type="string" calcext:value-type="string">
            <text:p>Directed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CTA ORTHOPAEDICA BELGICA</text:p>
          </table:table-cell>
          <table:table-cell office:value-type="string" calcext:value-type="string">
            <text:p>Directed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CTA ORTHOPAEDICA ET TRAUMATOLOGICA TURCICA</text:p>
          </table:table-cell>
          <table:table-cell office:value-type="string" calcext:value-type="string">
            <text:p>Directed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CTA PHYSIOLOGICA</text:p>
          </table:table-cell>
          <table:table-cell office:value-type="string" calcext:value-type="string">
            <text:p>Directed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DVANCES IN INTEGRATIVE MEDICINE</text:p>
          </table:table-cell>
          <table:table-cell office:value-type="string" calcext:value-type="string">
            <text:p>Directed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GING CLINICAL AND EXPERIMENTAL RESEARCH</text:p>
          </table:table-cell>
          <table:table-cell office:value-type="string" calcext:value-type="string">
            <text:p>Directed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GRI-THE JOURNAL OF THE TURKISH SOCIETY OF ALGOLOGY</text:p>
          </table:table-cell>
          <table:table-cell office:value-type="string" calcext:value-type="string">
            <text:p>Directed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Directed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NAESTHESIA PAIN &amp; INTENSIVE CARE</text:p>
          </table:table-cell>
          <table:table-cell office:value-type="string" calcext:value-type="string">
            <text:p>Directed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NATOMICAL SCIENCE INTERNATIONAL</text:p>
          </table:table-cell>
          <table:table-cell office:value-type="string" calcext:value-type="string">
            <text:p>Directed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NNALS OF APPLIED SPORT SCIENCE</text:p>
          </table:table-cell>
          <table:table-cell office:value-type="string" calcext:value-type="string">
            <text:p>Directed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NNALS OF REHABILITATION MEDICINE-ARM</text:p>
          </table:table-cell>
          <table:table-cell office:value-type="string" calcext:value-type="string">
            <text:p>Directed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Directed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PPLIED BIONICS AND BIOMECHANICS</text:p>
          </table:table-cell>
          <table:table-cell office:value-type="string" calcext:value-type="string">
            <text:p>Directed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PPLIED ERGONOMICS</text:p>
          </table:table-cell>
          <table:table-cell office:value-type="string" calcext:value-type="string">
            <text:p>Directed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RCHIVES OF REHABILITATION</text:p>
          </table:table-cell>
          <table:table-cell office:value-type="string" calcext:value-type="string">
            <text:p>Directed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Directed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THLETIC THERAPY TODAY</text:p>
          </table:table-cell>
          <table:table-cell office:value-type="string" calcext:value-type="string">
            <text:p>Directed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IOMEDICAL HUMAN KINETICS</text:p>
          </table:table-cell>
          <table:table-cell office:value-type="string" calcext:value-type="string">
            <text:p>Directed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IOSCIENCE RESEARCH</text:p>
          </table:table-cell>
          <table:table-cell office:value-type="string" calcext:value-type="string">
            <text:p>Directed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MJ OPEN</text:p>
          </table:table-cell>
          <table:table-cell office:value-type="string" calcext:value-type="string">
            <text:p>Directed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MJ OPEN SPORT &amp; EXERCISE MEDICINE</text:p>
          </table:table-cell>
          <table:table-cell office:value-type="string" calcext:value-type="string">
            <text:p>Directe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RAZILIAN JOURNAL OF PHYSICAL THERAPY</text:p>
          </table:table-cell>
          <table:table-cell office:value-type="string" calcext:value-type="string">
            <text:p>Directe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REAST CANCER RESEARCH AND TREATMENT</text:p>
          </table:table-cell>
          <table:table-cell office:value-type="string" calcext:value-type="string">
            <text:p>Directed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RITISH MEDICAL JOURNAL</text:p>
          </table:table-cell>
          <table:table-cell office:value-type="string" calcext:value-type="string">
            <text:p>Directed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ELL BIOCHEMISTRY AND BIOPHYSICS</text:p>
          </table:table-cell>
          <table:table-cell office:value-type="string" calcext:value-type="string">
            <text:p>Directed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IENCIA &amp; SAUDE COLETIVA</text:p>
          </table:table-cell>
          <table:table-cell office:value-type="string" calcext:value-type="string">
            <text:p>Directed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ANATOMY</text:p>
          </table:table-cell>
          <table:table-cell office:value-type="string" calcext:value-type="string">
            <text:p>Directed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JOURNAL OF PAIN</text:p>
          </table:table-cell>
          <table:table-cell office:value-type="string" calcext:value-type="string">
            <text:p>Directe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JOURNAL OF SPORT MEDICINE</text:p>
          </table:table-cell>
          <table:table-cell office:value-type="string" calcext:value-type="string">
            <text:p>Directed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MEDICINE INSIGHTS-ARTHRITIS AND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NEUROPHYSIOLOGY</text:p>
          </table:table-cell>
          <table:table-cell office:value-type="string" calcext:value-type="string">
            <text:p>Directed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REHABILITATION</text:p>
          </table:table-cell>
          <table:table-cell office:value-type="string" calcext:value-type="string">
            <text:p>Directed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RHEUMATOLOGY</text:p>
          </table:table-cell>
          <table:table-cell office:value-type="string" calcext:value-type="string">
            <text:p>Directed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S IN ORTHOPEDIC SURGERY</text:p>
          </table:table-cell>
          <table:table-cell office:value-type="string" calcext:value-type="string">
            <text:p>Directed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S IN SPORTS MEDICINE</text:p>
          </table:table-cell>
          <table:table-cell office:value-type="string" calcext:value-type="string">
            <text:p>Directed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OMPLEMENTARY THERAPIES IN CLINICAL PRACTICE</text:p>
          </table:table-cell>
          <table:table-cell office:value-type="string" calcext:value-type="string">
            <text:p>Directed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OMPUTER METHODS IN BIOMECHANICS AND BIOMEDICAL ENGINEERING-IMAGING AND VISUALIZATION</text:p>
          </table:table-cell>
          <table:table-cell office:value-type="string" calcext:value-type="string">
            <text:p>Directed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table:style-name="ce1" office:value-type="string" calcext:value-type="string">
            <text:p>CONFERENCE ON ELECTRONICS TELECOMMUNICATIONS AND COMPUTERS</text:p>
          </table:table-cell>
          <table:table-cell office:value-type="string" calcext:value-type="string">
            <text:p>Directed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URRENT ORTHOPAEDICS</text:p>
          </table:table-cell>
          <table:table-cell office:value-type="string" calcext:value-type="string">
            <text:p>Directed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URRENT REVIEWS IN MUSCULOSKELETAL MEDICINE</text:p>
          </table:table-cell>
          <table:table-cell office:value-type="string" calcext:value-type="string">
            <text:p>Directed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URRENT SPORTS MEDICINE REPORTS</text:p>
          </table:table-cell>
          <table:table-cell office:value-type="string" calcext:value-type="string">
            <text:p>Directed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Directed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ERGONOMICS</text:p>
          </table:table-cell>
          <table:table-cell office:value-type="string" calcext:value-type="string">
            <text:p>Directed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EUROPEAN JOURNAL OF APPLIED PHYSIOLOGY</text:p>
          </table:table-cell>
          <table:table-cell office:value-type="string" calcext:value-type="string">
            <text:p>Directed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EUROPEAN JOURNAL OF PHYSIOTHERAPY</text:p>
          </table:table-cell>
          <table:table-cell office:value-type="string" calcext:value-type="string">
            <text:p>Directed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EUROPEAN JOURNAL OF SPORT SCIENCE</text:p>
          </table:table-cell>
          <table:table-cell office:value-type="string" calcext:value-type="string">
            <text:p>Directed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EUROPEAN JOURNAL OF TRANSLATIONAL MYOLOGY</text:p>
          </table:table-cell>
          <table:table-cell office:value-type="string" calcext:value-type="string">
            <text:p>Directed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EXPERIMENTAL BRAIN RESEARCH</text:p>
          </table:table-cell>
          <table:table-cell office:value-type="string" calcext:value-type="string">
            <text:p>Directed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FAMILY PRACTICE</text:p>
          </table:table-cell>
          <table:table-cell office:value-type="string" calcext:value-type="string">
            <text:p>Directed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FRONTIERS IN SPORTS AND ACTIVE LIVING</text:p>
          </table:table-cell>
          <table:table-cell office:value-type="string" calcext:value-type="string">
            <text:p>Directe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HAND CLINICS</text:p>
          </table:table-cell>
          <table:table-cell office:value-type="string" calcext:value-type="string">
            <text:p>Directe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Directed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EEE INTERNATIONAL CONFERENCE ON ROBOTICS AND BIOMIMETICS</text:p>
          </table:table-cell>
          <table:table-cell office:value-type="string" calcext:value-type="string">
            <text:p>Directed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DIAN JOURNAL OF ORTHOPAEDICS</text:p>
          </table:table-cell>
          <table:table-cell office:value-type="string" calcext:value-type="string">
            <text:p>Directed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GRATIVE CANCER THERAPIES</text:p>
          </table:table-cell>
          <table:table-cell office:value-type="string" calcext:value-type="string">
            <text:p>Directed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ATHLETIC THERAPY &amp; TRAINING</text:p>
          </table:table-cell>
          <table:table-cell office:value-type="string" calcext:value-type="string">
            <text:p>Directed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CLINICAL PRACTICE</text:p>
          </table:table-cell>
          <table:table-cell office:value-type="string" calcext:value-type="string">
            <text:p>Directed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ENVIRONMENTAL RESEARCH AND PUBLIC HEALTH</text:p>
          </table:table-cell>
          <table:table-cell office:value-type="string" calcext:value-type="string">
            <text:p>Directe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INDUSTRIAL ERGONOMICS</text:p>
          </table:table-cell>
          <table:table-cell office:value-type="string" calcext:value-type="string">
            <text:p>Directed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OCCUPATIONAL SAFETY AND ERGONOMICS</text:p>
          </table:table-cell>
          <table:table-cell office:value-type="string" calcext:value-type="string">
            <text:p>Directed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PHYSIOTHERAPY</text:p>
          </table:table-cell>
          <table:table-cell office:value-type="string" calcext:value-type="string">
            <text:p>Directed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THERAP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RANIAN JOURNAL OF PUBLIC HEALTH</text:p>
          </table:table-cell>
          <table:table-cell office:value-type="string" calcext:value-type="string">
            <text:p>Directed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SOKINETICS AND EXERCISE SCIENCE</text:p>
          </table:table-cell>
          <table:table-cell office:value-type="string" calcext:value-type="string">
            <text:p>Directed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MIR RESEARCH PROTOCOLS</text:p>
          </table:table-cell>
          <table:table-cell office:value-type="string" calcext:value-type="string">
            <text:p>Directed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BACK AND MUSCULOSKELETAL REHABILITATION</text:p>
          </table:table-cell>
          <table:table-cell office:value-type="string" calcext:value-type="string">
            <text:p>Directed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Directed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Directed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CLINICAL AND DIAGNOSTIC RESEARCH</text:p>
          </table:table-cell>
          <table:table-cell office:value-type="string" calcext:value-type="string">
            <text:p>Directed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EXERCISE REHABILITATION</text:p>
          </table:table-cell>
          <table:table-cell office:value-type="string" calcext:value-type="string">
            <text:p>Directed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EXPERIMENTAL BIOLOGY</text:p>
          </table:table-cell>
          <table:table-cell office:value-type="string" calcext:value-type="string">
            <text:p>Directed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HAND SURGERY</text:p>
          </table:table-cell>
          <table:table-cell office:value-type="string" calcext:value-type="string">
            <text:p>Directed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Directed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MANUAL &amp; MANIPULATIVE THERAPY</text:p>
          </table:table-cell>
          <table:table-cell office:value-type="string" calcext:value-type="string">
            <text:p>Directed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MECHANICS IN MEDICINE AND BIOLOGY</text:p>
          </table:table-cell>
          <table:table-cell office:value-type="string" calcext:value-type="string">
            <text:p>Directed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MOTOR BEHAVIOR</text:p>
          </table:table-cell>
          <table:table-cell office:value-type="string" calcext:value-type="string">
            <text:p>Directed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NEUROLOGIC PHYSICAL THERAPY</text:p>
          </table:table-cell>
          <table:table-cell office:value-type="string" calcext:value-type="string">
            <text:p>Directed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OCCUPATIONAL HEALTH</text:p>
          </table:table-cell>
          <table:table-cell office:value-type="string" calcext:value-type="string">
            <text:p>Directed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Directed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ORTHOPAEDIC TRAUMA</text:p>
          </table:table-cell>
          <table:table-cell office:value-type="string" calcext:value-type="string">
            <text:p>Directed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PAIN RESEARCH</text:p>
          </table:table-cell>
          <table:table-cell office:value-type="string" calcext:value-type="string">
            <text:p>Directed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Directed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PHYSICAL THERAPY SCIENCE</text:p>
          </table:table-cell>
          <table:table-cell office:value-type="string" calcext:value-type="string">
            <text:p>Directed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PHYSIOTHERAPY</text:p>
          </table:table-cell>
          <table:table-cell office:value-type="string" calcext:value-type="string">
            <text:p>Directed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Directed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PINAL CORD MEDICINE</text:p>
          </table:table-cell>
          <table:table-cell office:value-type="string" calcext:value-type="string">
            <text:p>Directed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PORTS MEDICINE AND PHYSICAL FITNESS</text:p>
          </table:table-cell>
          <table:table-cell office:value-type="string" calcext:value-type="string">
            <text:p>Directe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PORTS SCIENCE AND MEDICINE</text:p>
          </table:table-cell>
          <table:table-cell office:value-type="string" calcext:value-type="string">
            <text:p>Directe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PORTS SCIENCES</text:p>
          </table:table-cell>
          <table:table-cell office:value-type="string" calcext:value-type="string">
            <text:p>Directed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PORTS TRAUMATOLOGY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Directed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URGICAL ONCOLOGY</text:p>
          </table:table-cell>
          <table:table-cell office:value-type="string" calcext:value-type="string">
            <text:p>Directed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TAIBAH UNIVERSITY MEDICAL SCIENCES</text:p>
          </table:table-cell>
          <table:table-cell office:value-type="string" calcext:value-type="string">
            <text:p>Directed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Directed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THE COLLEGE OF PHYSICIANS AND SURGEONS PAKISTAN</text:p>
          </table:table-cell>
          <table:table-cell office:value-type="string" calcext:value-type="string">
            <text:p>Directed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THE PAKISTAN MEDICAL ASSOCIATION</text:p>
          </table:table-cell>
          <table:table-cell office:value-type="string" calcext:value-type="string">
            <text:p>Directed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ULTRASOUND IN MEDICINE</text:p>
          </table:table-cell>
          <table:table-cell office:value-type="string" calcext:value-type="string">
            <text:p>Directed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ALAYSIAN ORTHOPAEDIC JOURNAL</text:p>
          </table:table-cell>
          <table:table-cell office:value-type="string" calcext:value-type="string">
            <text:p>Directed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EDICAL HYPOTHESES</text:p>
          </table:table-cell>
          <table:table-cell office:value-type="string" calcext:value-type="string">
            <text:p>Directed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EDICAL PROBLEMS OF PERFORMING ARTISTS</text:p>
          </table:table-cell>
          <table:table-cell office:value-type="string" calcext:value-type="string">
            <text:p>Directed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EDICINA-LITHUANIA</text:p>
          </table:table-cell>
          <table:table-cell office:value-type="string" calcext:value-type="string">
            <text:p>Directed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Directed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Directe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Direct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ILITARY MEDICINE</text:p>
          </table:table-cell>
          <table:table-cell office:value-type="string" calcext:value-type="string">
            <text:p>Directe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USCLE &amp; NERVE</text:p>
          </table:table-cell>
          <table:table-cell office:value-type="string" calcext:value-type="string">
            <text:p>Directed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OCCUPATIONAL AND ENVIRONMENTAL MEDICINE</text:p>
          </table:table-cell>
          <table:table-cell office:value-type="string" calcext:value-type="string">
            <text:p>Directe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OCCUPATIONAL MEDICINE-OXFORD</text:p>
          </table:table-cell>
          <table:table-cell office:value-type="string" calcext:value-type="string">
            <text:p>Directed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OPERATIVE TECHNIQUES IN SPORTS MEDICINE</text:p>
          </table:table-cell>
          <table:table-cell office:value-type="string" calcext:value-type="string">
            <text:p>Directed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ORTHOPAEDIC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Directed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ORVOSI HETILAP</text:p>
          </table:table-cell>
          <table:table-cell office:value-type="string" calcext:value-type="string">
            <text:p>Directed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AKISTAN JOURNAL OF MEDICAL SCIENCES</text:p>
          </table:table-cell>
          <table:table-cell office:value-type="string" calcext:value-type="string">
            <text:p>Directed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EERJ</text:p>
          </table:table-cell>
          <table:table-cell office:value-type="string" calcext:value-type="string">
            <text:p>Directed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HYSICAL EDUCATION OF STUDENTS</text:p>
          </table:table-cell>
          <table:table-cell office:value-type="string" calcext:value-type="string">
            <text:p>Directed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HYSICIAN AND SPORTSMEDICINE</text:p>
          </table:table-cell>
          <table:table-cell office:value-type="string" calcext:value-type="string">
            <text:p>Directed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HYSIOLOGICAL REPORTS</text:p>
          </table:table-cell>
          <table:table-cell office:value-type="string" calcext:value-type="string">
            <text:p>Directed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HYSIOTHERAPY</text:p>
          </table:table-cell>
          <table:table-cell office:value-type="string" calcext:value-type="string">
            <text:p>Directed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REVISTA BRASILEIRA DE FISIOTERAPIA</text:p>
          </table:table-cell>
          <table:table-cell office:value-type="string" calcext:value-type="string">
            <text:p>Directed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REVISTA BRASILEIRA DE MEDICINA DO ESPORTE</text:p>
          </table:table-cell>
          <table:table-cell office:value-type="string" calcext:value-type="string">
            <text:p>Directed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RHEUMATOLOGY INTERNATIONAL</text:p>
          </table:table-cell>
          <table:table-cell office:value-type="string" calcext:value-type="string">
            <text:p>Directed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Directed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CANDINAVIAN JOURNAL OF PAIN</text:p>
          </table:table-cell>
          <table:table-cell office:value-type="string" calcext:value-type="string">
            <text:p>Directed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EMINARS IN ARTHRITIS AND RHEUMATISM</text:p>
          </table:table-cell>
          <table:table-cell office:value-type="string" calcext:value-type="string">
            <text:p>Directed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EMINARS IN MUSCULOSKELETAL RADIOLOGY</text:p>
          </table:table-cell>
          <table:table-cell office:value-type="string" calcext:value-type="string">
            <text:p>Directed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OUTH AFRICAN JOURNAL OF PHYSIOTHERAPY</text:p>
          </table:table-cell>
          <table:table-cell office:value-type="string" calcext:value-type="string">
            <text:p>Directed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Directed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Directed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PORTS HEALTH-A MULTIDISCIPLINARY APPROACH</text:p>
          </table:table-cell>
          <table:table-cell office:value-type="string" calcext:value-type="string">
            <text:p>Directed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PORTS MEDICINE</text:p>
          </table:table-cell>
          <table:table-cell office:value-type="string" calcext:value-type="string">
            <text:p>Directed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PORTS MEDICINE AND ARTHROSCOPY REVIEW</text:p>
          </table:table-cell>
          <table:table-cell office:value-type="string" calcext:value-type="string">
            <text:p>Directe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TRENGTH AND CONDITIONING JOURNAL</text:p>
          </table:table-cell>
          <table:table-cell office:value-type="string" calcext:value-type="string">
            <text:p>Directed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TOPICS IN GERIATRIC REHABILITATION</text:p>
          </table:table-cell>
          <table:table-cell office:value-type="string" calcext:value-type="string">
            <text:p>Directed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TOPICS IN STROKE REHABILITATION</text:p>
          </table:table-cell>
          <table:table-cell office:value-type="string" calcext:value-type="string">
            <text:p>Directed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TRIALS</text:p>
          </table:table-cell>
          <table:table-cell office:value-type="string" calcext:value-type="string">
            <text:p>Directed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TURKISH JOURNAL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WORK-A JOURNAL OF PREVENTION ASSESSMENT &amp; REHABILITATION</text:p>
          </table:table-cell>
          <table:table-cell office:value-type="string" calcext:value-type="string">
            <text:p>Directed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ZHURNAL VYSSHEI NERVNOI DEYATELNOSTI IMENI I P PAVLOVA</text:p>
          </table:table-cell>
          <table:table-cell office:value-type="string" calcext:value-type="string">
            <text:p>Directed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TIC RESONANCE IN MEDICINE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hon 2017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733" calcext:value-type="float">
            <text:p>7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hon 2017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hon 2017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hon 2017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765" calcext:value-type="float">
            <text:p>7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41" calcext:value-type="float">
            <text:p>6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471" calcext:value-type="float">
            <text:p>4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733" calcext:value-type="float">
            <text:p>7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Directed</text:p>
          </table:table-cell>
          <table:table-cell office:value-type="float" office:value="638" calcext:value-type="float">
            <text:p>6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731" calcext:value-type="float">
            <text:p>7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COMPUTERS IN BIOLOGY AND MEDICINE</text:p>
          </table:table-cell>
          <table:table-cell office:value-type="string" calcext:value-type="string">
            <text:p>Directed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IRANIAN JOURNAL OF RADIOLOGY</text:p>
          </table:table-cell>
          <table:table-cell office:value-type="string" calcext:value-type="string">
            <text:p>Directed</text:p>
          </table:table-cell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527" calcext:value-type="float">
            <text:p>5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Directed</text:p>
          </table:table-cell>
          <table:table-cell office:value-type="float" office:value="447" calcext:value-type="float">
            <text:p>4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949" calcext:value-type="float">
            <text:p>94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FOOT AND ANKLE RESEARCH</text:p>
          </table:table-cell>
          <table:table-cell office:value-type="string" calcext:value-type="string">
            <text:p>Directed</text:p>
          </table:table-cell>
          <table:table-cell office:value-type="float" office:value="778" calcext:value-type="float">
            <text:p>7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ORTHOPAEDIC SURGERY AND RESEARCH</text:p>
          </table:table-cell>
          <table:table-cell office:value-type="string" calcext:value-type="string">
            <text:p>Directed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869" calcext:value-type="float">
            <text:p>8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MEDICAL PHYSICS</text:p>
          </table:table-cell>
          <table:table-cell office:value-type="string" calcext:value-type="string">
            <text:p>Directed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PHYSICS IN MEDICINE AND BIOLOGY</text:p>
          </table:table-cell>
          <table:table-cell office:value-type="string" calcext:value-type="string">
            <text:p>Directed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699" calcext:value-type="float">
            <text:p>6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463" calcext:value-type="float">
            <text:p>46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419" calcext:value-type="float">
            <text:p>4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413" calcext:value-type="float">
            <text:p>4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788" calcext:value-type="float">
            <text:p>78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748" calcext:value-type="float">
            <text:p>7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806" calcext:value-type="float">
            <text:p>80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726" calcext:value-type="float">
            <text:p>72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854" calcext:value-type="float">
            <text:p>85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559" calcext:value-type="float">
            <text:p>5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JOURNAL OF AUSTRALIA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PHYSICS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PHYSICS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491" calcext:value-type="float">
            <text:p>4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458" calcext:value-type="float">
            <text:p>4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ACTA ORTHOPAEDICA</text:p>
          </table:table-cell>
          <table:table-cell office:value-type="string" calcext:value-type="string">
            <text:p>Directed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ARTHRITIS &amp; RHEUMATISM-ARTHRITIS CARE &amp; RESEARCH</text:p>
          </table:table-cell>
          <table:table-cell office:value-type="string" calcext:value-type="string">
            <text:p>Directed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424" calcext:value-type="float">
            <text:p>4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CLINICAL PHYSIOLOGY AND FUNCTIONAL IMAGING</text:p>
          </table:table-cell>
          <table:table-cell office:value-type="string" calcext:value-type="string">
            <text:p>Directed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927" calcext:value-type="float">
            <text:p>9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721" calcext:value-type="float">
            <text:p>72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822" calcext:value-type="float">
            <text:p>8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1028" calcext:value-type="float">
            <text:p>10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14" calcext:value-type="float">
            <text:p>1014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646" calcext:value-type="float">
            <text:p>6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589" calcext:value-type="float">
            <text:p>5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896" calcext:value-type="float">
            <text:p>89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082" calcext:value-type="float">
            <text:p>108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Directed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671" calcext:value-type="float">
            <text:p>6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914" calcext:value-type="float">
            <text:p>91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ACTA ORTHOPAEDICA</text:p>
          </table:table-cell>
          <table:table-cell office:value-type="string" calcext:value-type="string">
            <text:p>Directed</text:p>
          </table:table-cell>
          <table:table-cell office:value-type="float" office:value="572" calcext:value-type="float">
            <text:p>5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ACTA ORTOPEDICA BRASILEIRA</text:p>
          </table:table-cell>
          <table:table-cell office:value-type="string" calcext:value-type="string">
            <text:p>Directed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1031" calcext:value-type="float">
            <text:p>103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BMC SPORTS SCIENCE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722" calcext:value-type="float">
            <text:p>7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HAND CLINICS</text:p>
          </table:table-cell>
          <table:table-cell office:value-type="string" calcext:value-type="string">
            <text:p>Directed</text:p>
          </table:table-cell>
          <table:table-cell office:value-type="float" office:value="667" calcext:value-type="float">
            <text:p>6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INTERNATIONAL JOURNAL OF ATHLETIC THERAPY &amp; TRAINING</text:p>
          </table:table-cell>
          <table:table-cell office:value-type="string" calcext:value-type="string">
            <text:p>Directed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590" calcext:value-type="float">
            <text:p>5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IRANIAN JOURNAL OF PUBLIC HEALTH</text:p>
          </table:table-cell>
          <table:table-cell office:value-type="string" calcext:value-type="string">
            <text:p>Directed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APANESE JOURNAL OF PHYSICAL FITNESS AND SPORTS MEDICINE</text:p>
          </table:table-cell>
          <table:table-cell office:value-type="string" calcext:value-type="string">
            <text:p>Directed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813" calcext:value-type="float">
            <text:p>81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Directed</text:p>
          </table:table-cell>
          <table:table-cell office:value-type="float" office:value="1078" calcext:value-type="float">
            <text:p>10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MOTOR LEARNING AND DEVELOPMENT</text:p>
          </table:table-cell>
          <table:table-cell office:value-type="string" calcext:value-type="string">
            <text:p>Directed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826" calcext:value-type="float">
            <text:p>8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907" calcext:value-type="float">
            <text:p>90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SPORTS MEDICINE AND PHYSICAL FITNESS</text:p>
          </table:table-cell>
          <table:table-cell office:value-type="string" calcext:value-type="string">
            <text:p>Directed</text:p>
          </table:table-cell>
          <table:table-cell office:value-type="float" office:value="832" calcext:value-type="float">
            <text:p>8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Directed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Directed</text:p>
          </table:table-cell>
          <table:table-cell office:value-type="float" office:value="603" calcext:value-type="float">
            <text:p>60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OPERATIVE TECHNIQUES IN SPORTS MEDICINE</text:p>
          </table:table-cell>
          <table:table-cell office:value-type="string" calcext:value-type="string">
            <text:p>Directed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1035" calcext:value-type="float">
            <text:p>103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SPORTS MEDICINE AND ARTHROSCOPY REVIEW</text:p>
          </table:table-cell>
          <table:table-cell office:value-type="string" calcext:value-type="string">
            <text:p>Directed</text:p>
          </table:table-cell>
          <table:table-cell office:value-type="float" office:value="668" calcext:value-type="float">
            <text:p>66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STRENGTH AND CONDITIONING JOURNAL</text:p>
          </table:table-cell>
          <table:table-cell office:value-type="string" calcext:value-type="string">
            <text:p>Directed</text:p>
          </table:table-cell>
          <table:table-cell office:value-type="float" office:value="782" calcext:value-type="float">
            <text:p>7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696" calcext:value-type="float">
            <text:p>6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ARTHRITIS CARE &amp; RESEARCH</text:p>
          </table:table-cell>
          <table:table-cell office:value-type="string" calcext:value-type="string">
            <text:p>Directed</text:p>
          </table:table-cell>
          <table:table-cell office:value-type="float" office:value="739" calcext:value-type="float">
            <text:p>7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698" calcext:value-type="float">
            <text:p>6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878" calcext:value-type="float">
            <text:p>8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JOURNAL OF TAIBAH UNIVERSITY MEDICAL SCIENCES</text:p>
          </table:table-cell>
          <table:table-cell office:value-type="string" calcext:value-type="string">
            <text:p>Directed</text:p>
          </table:table-cell>
          <table:table-cell office:value-type="float" office:value="601" calcext:value-type="float">
            <text:p>6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ADVANCES IN SHOULDER SURGERY</text:p>
          </table:table-cell>
          <table:table-cell office:value-type="string" calcext:value-type="string">
            <text:p>Directed</text:p>
          </table:table-cell>
          <table:table-cell office:value-type="float" office:value="554" calcext:value-type="float">
            <text:p>5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BIOMEDIZINISCHE TECHNIK</text:p>
          </table:table-cell>
          <table:table-cell office:value-type="string" calcext:value-type="string">
            <text:p>Directed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560" calcext:value-type="float">
            <text:p>56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IEEE INTERNATIONAL CONFERENCE ON INTELLIGENT ROBOTS AND SYSTEMS</text:p>
          </table:table-cell>
          <table:table-cell office:value-type="string" calcext:value-type="string">
            <text:p>Directed</text:p>
          </table:table-cell>
          <table:table-cell office:value-type="float" office:value="523" calcext:value-type="float">
            <text:p>5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044" calcext:value-type="float">
            <text:p>10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599" calcext:value-type="float">
            <text:p>59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Directed</text:p>
          </table:table-cell>
          <table:table-cell office:value-type="float" office:value="877" calcext:value-type="float">
            <text:p>8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CHIROPRACTIC MEDICINE</text:p>
          </table:table-cell>
          <table:table-cell office:value-type="string" calcext:value-type="string">
            <text:p>Directed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961" calcext:value-type="float">
            <text:p>96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882" calcext:value-type="float">
            <text:p>8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644" calcext:value-type="float">
            <text:p>6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RIGAKURYOHO KAGAKU</text:p>
          </table:table-cell>
          <table:table-cell office:value-type="string" calcext:value-type="string">
            <text:p>Directed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TOR CONTROL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782" calcext:value-type="float">
            <text:p>7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zingo 2018</text:p>
          </table:table-cell>
          <table:table-cell office:value-type="string" calcext:value-type="string">
            <text:p>APPLIED SCIENCES-BASEL</text:p>
          </table:table-cell>
          <table:table-cell office:value-type="string" calcext:value-type="string">
            <text:p>Directed</text:p>
          </table:table-cell>
          <table:table-cell office:value-type="float" office:value="304" calcext:value-type="float">
            <text:p>3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zingo 2018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581" calcext:value-type="float">
            <text:p>5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zingo 2018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zingo 2018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29" calcext:value-type="float">
            <text:p>10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zingo 2018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zingo 2018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552" calcext:value-type="float">
            <text:p>5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BODY SYSTEM DYNAMIC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CLE &amp; NERVE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15" calcext:value-type="float">
            <text:p>6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935" calcext:value-type="float">
            <text:p>9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130" calcext:value-type="float">
            <text:p>113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ROREHABILIT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UROREHABILITATION AND NEURAL REPAIR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UROSURGERY CLINICS OF NORTH AMERICA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863" calcext:value-type="float">
            <text:p>8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holson 2017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871" calcext:value-type="float">
            <text:p>87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cholson 2017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holson 2019</text:p>
          </table:table-cell>
          <table:table-cell office:value-type="string" calcext:value-type="string">
            <text:p>COMPUTER METHODS IN BIOMECHANICS AND BIOMEDICAL ENGINEERING-IMAGING AND VISUALIZATION</text:p>
          </table:table-cell>
          <table:table-cell office:value-type="string" calcext:value-type="string">
            <text:p>Directed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holson 2019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holson 2019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NLINEAR DYNAMICS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664" calcext:value-type="float">
            <text:p>6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CUPATIONAL AND ENVIRONMENTAL MEDICINE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AEDIC JOURNAL OF SPORTS MEDICINE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566" calcext:value-type="float">
            <text:p>5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519" calcext:value-type="float">
            <text:p>5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EDIC CLINICS OF NORTH AMERICA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EDIC CLINICS OF NORTH AMERICA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EDIC CLINICS OF NORTH AMERICA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EDICS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EDICS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EDICS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TEOARTHRITIS AND CARTILAG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TEOARTHRITIS AND CARTILAGE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891" calcext:value-type="float">
            <text:p>8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BIOMEDICAL ENGINEERING ONLINE</text:p>
          </table:table-cell>
          <table:table-cell office:value-type="string" calcext:value-type="string">
            <text:p>Directed</text:p>
          </table:table-cell>
          <table:table-cell office:value-type="float" office:value="797" calcext:value-type="float">
            <text:p>7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748" calcext:value-type="float">
            <text:p>74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EXPERT REVIEW OF MEDICAL DEVICES</text:p>
          </table:table-cell>
          <table:table-cell office:value-type="string" calcext:value-type="string">
            <text:p>Directed</text:p>
          </table:table-cell>
          <table:table-cell office:value-type="float" office:value="658" calcext:value-type="float">
            <text:p>6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IEEE INTERNATIONAL SYMPOSIUM ON MEDICAL MEASUREMENTS AND APPLICATIONS</text:p>
          </table:table-cell>
          <table:table-cell office:value-type="string" calcext:value-type="string">
            <text:p>Directe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IISE TRANSACTIONS ON OCCUPATIONAL ERGONOMICS &amp; HUMAN FACTORS</text:p>
          </table:table-cell>
          <table:table-cell office:value-type="string" calcext:value-type="string">
            <text:p>Directed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IMAGE ANALYSIS AND RECOGNITION</text:p>
          </table:table-cell>
          <table:table-cell office:value-type="string" calcext:value-type="string">
            <text:p>Directed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INTERNATIONAL JOURNAL OF DISTRIBUTED SENSOR NETWORKS</text:p>
          </table:table-cell>
          <table:table-cell office:value-type="string" calcext:value-type="string">
            <text:p>Directed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726" calcext:value-type="float">
            <text:p>7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EXPERIMENTAL ORTHOPAEDICS</text:p>
          </table:table-cell>
          <table:table-cell office:value-type="string" calcext:value-type="string">
            <text:p>Directed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683" calcext:value-type="float">
            <text:p>6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OCCUPATIONAL MEDICINE AND TOXICOLOGY</text:p>
          </table:table-cell>
          <table:table-cell office:value-type="string" calcext:value-type="string">
            <text:p>Directed</text:p>
          </table:table-cell>
          <table:table-cell office:value-type="float" office:value="862" calcext:value-type="float">
            <text:p>8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REHABILITATION AND ASSISTIVE TECHNOLOGIES ENGINEERING</text:p>
          </table:table-cell>
          <table:table-cell office:value-type="string" calcext:value-type="string">
            <text:p>Directed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Directed</text:p>
          </table:table-cell>
          <table:table-cell office:value-type="float" office:value="964" calcext:value-type="float">
            <text:p>9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673" calcext:value-type="float">
            <text:p>6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MEDICINA DELLO SPORT</text:p>
          </table:table-cell>
          <table:table-cell office:value-type="string" calcext:value-type="string">
            <text:p>Directed</text:p>
          </table:table-cell>
          <table:table-cell office:value-type="float" office:value="936" calcext:value-type="float">
            <text:p>9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SOUTH AFRICAN JOURNAL OF PHYSIOTHERAPY</text:p>
          </table:table-cell>
          <table:table-cell office:value-type="string" calcext:value-type="string">
            <text:p>Directed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TECHNIQUES IN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439" calcext:value-type="float">
            <text:p>4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091" calcext:value-type="float">
            <text:p>10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904" calcext:value-type="float">
            <text:p>9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393" calcext:value-type="float">
            <text:p>3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593" calcext:value-type="float">
            <text:p>5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138" calcext:value-type="float">
            <text:p>113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JOURNAL OF EXPERIMENTAL ORTHOPAEDICS</text:p>
          </table:table-cell>
          <table:table-cell office:value-type="string" calcext:value-type="string">
            <text:p>Directed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JOURNAL OF SPORTS SCIENCES</text:p>
          </table:table-cell>
          <table:table-cell office:value-type="string" calcext:value-type="string">
            <text:p>Directed</text:p>
          </table:table-cell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1134" calcext:value-type="float">
            <text:p>11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ROBOTICS AND AUTONOMOUS SYSTEMS</text:p>
          </table:table-cell>
          <table:table-cell office:value-type="string" calcext:value-type="string">
            <text:p>Directed</text:p>
          </table:table-cell>
          <table:table-cell office:value-type="float" office:value="428" calcext:value-type="float">
            <text:p>4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TERN RECOGNITION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DIATRIC RESEARCH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CEPTUAL AND MOTOR SKILLS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692" calcext:value-type="float">
            <text:p>6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MEDICINE AND REHABILITATION CLINICS OF NORTH AMERICA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587" calcext:value-type="float">
            <text:p>5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889" calcext:value-type="float">
            <text:p>88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696" calcext:value-type="float">
            <text:p>6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816" calcext:value-type="float">
            <text:p>81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593" calcext:value-type="float">
            <text:p>5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17" calcext:value-type="float">
            <text:p>71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845" calcext:value-type="float">
            <text:p>8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594" calcext:value-type="float">
            <text:p>5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02" calcext:value-type="float">
            <text:p>5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621" calcext:value-type="float">
            <text:p>6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837" calcext:value-type="float">
            <text:p>83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821" calcext:value-type="float">
            <text:p>8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 IN SPORT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596" calcext:value-type="float">
            <text:p>5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OLOGICAL MEASUREMENT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539" calcext:value-type="float">
            <text:p>5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OLOGICAL MEASUREMENT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773" calcext:value-type="float">
            <text:p>7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OTHERAP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767" calcext:value-type="float">
            <text:p>7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OTHERAP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TIC AND RECONSTRUCTIVE SURGERY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OS ON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OS ONE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OS ONE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APPLIED ERGONOMICS</text:p>
          </table:table-cell>
          <table:table-cell office:value-type="string" calcext:value-type="string">
            <text:p>Directed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IEEE/RSJ INTERNATIONAL CONFERENCE ON INTELLIGENT ROBOTS AND SYSTEMS</text:p>
          </table:table-cell>
          <table:table-cell office:value-type="string" calcext:value-type="string">
            <text:p>Directed</text:p>
          </table:table-cell>
          <table:table-cell office:value-type="float" office:value="1061" calcext:value-type="float">
            <text:p>10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492" calcext:value-type="float">
            <text:p>492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991" calcext:value-type="float">
            <text:p>9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713" calcext:value-type="float">
            <text:p>7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MULTIBODY SYSTEM DYNAMICS</text:p>
          </table:table-cell>
          <table:table-cell office:value-type="string" calcext:value-type="string">
            <text:p>Directed</text:p>
          </table:table-cell>
          <table:table-cell office:value-type="float" office:value="1128" calcext:value-type="float">
            <text:p>1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908" calcext:value-type="float">
            <text:p>9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Directed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829" calcext:value-type="float">
            <text:p>82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1115" calcext:value-type="float">
            <text:p>11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1070" calcext:value-type="float">
            <text:p>10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JOURNAL OF SPORTS SCIENCES</text:p>
          </table:table-cell>
          <table:table-cell office:value-type="string" calcext:value-type="string">
            <text:p>Directed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707" calcext:value-type="float">
            <text:p>7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783" calcext:value-type="float">
            <text:p>7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CONFERENCE OF THE INTERNATIONAL SHOULDER GROUP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382" calcext:value-type="float">
            <text:p>3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632" calcext:value-type="float">
            <text:p>63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719" calcext:value-type="float">
            <text:p>7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YCHOLOGICAL BULLETIN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807" calcext:value-type="float">
            <text:p>8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YCHOLOGICAL BULLETIN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YCHOLOGICAL BULLETIN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YCHOLOGICAL BULLETIN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YCHOLOGICAL BULLETIN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LITY OF LIFE RESEARCH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LITY OF LIFE RESEARCH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LITY OF LIFE RESEARCH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OLOGY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738" calcext:value-type="float">
            <text:p>7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OLOG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ARCH IN DEVELOPMENTAL DISABILITIE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617" calcext:value-type="float">
            <text:p>6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ARCH IN DEVELOPMENTAL DISABILITIES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ARCH IN NURSING &amp; HEALTH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UE DE CHIRURGIE ORTHOPEDIQUE ET REPARATRICE DE L APPAREIL MOTEUR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UE DE CHIRURGIE ORTHOPEDIQUE ET REPARATRICE DE L APPAREIL MOTEUR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EUMATOLOGY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12" calcext:value-type="float">
            <text:p>7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EUMATOLOG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EUMATOLOG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775" calcext:value-type="float">
            <text:p>7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hardson 2017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owski 2014</text:p>
          </table:table-cell>
          <table:table-cell office:value-type="string" calcext:value-type="string">
            <text:p>INTERNATIONAL JOURNAL OF ENVIRONMENTAL RESEARCH AND PUBLIC HEALTH</text:p>
          </table:table-cell>
          <table:table-cell office:value-type="string" calcext:value-type="string">
            <text:p>Directed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gowski 2014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owski 2014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Directed</text:p>
          </table:table-cell>
          <table:table-cell office:value-type="float" office:value="859" calcext:value-type="float">
            <text:p>8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owski 2014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27" calcext:value-type="float">
            <text:p>10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111" calcext:value-type="float">
            <text:p>11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AMERICAN JOURNAL OF HUMAN BIOLOGY</text:p>
          </table:table-cell>
          <table:table-cell office:value-type="string" calcext:value-type="string">
            <text:p>Directed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INTERNATIONAL JOURNAL OF LEGAL MEDICINE</text:p>
          </table:table-cell>
          <table:table-cell office:value-type="string" calcext:value-type="string">
            <text:p>Directe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MOTOR CONTROL</text:p>
          </table:table-cell>
          <table:table-cell office:value-type="string" calcext:value-type="string">
            <text:p>Directed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1050" calcext:value-type="float">
            <text:p>10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564" calcext:value-type="float">
            <text:p>5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DINAVIAN JOURNAL OF REHABILITATION MEDICINE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597" calcext:value-type="float">
            <text:p>59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ANDINAVIAN JOURNAL OF REHABILITATION MEDICINE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DINAVIAN JOURNAL OF REHABILITATION MEDICINE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DINAVIAN JOURNAL OF REHABILITATION MEDICIN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393" calcext:value-type="float">
            <text:p>39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414" calcext:value-type="float">
            <text:p>41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945" calcext:value-type="float">
            <text:p>9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944" calcext:value-type="float">
            <text:p>9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Directed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616" calcext:value-type="float">
            <text:p>6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SPORTS SCIENCES</text:p>
          </table:table-cell>
          <table:table-cell office:value-type="string" calcext:value-type="string">
            <text:p>Directed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598" calcext:value-type="float">
            <text:p>5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830" calcext:value-type="float">
            <text:p>8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942" calcext:value-type="float">
            <text:p>94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1041" calcext:value-type="float">
            <text:p>104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Directed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95" calcext:value-type="float">
            <text:p>1095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92" calcext:value-type="float">
            <text:p>109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810" calcext:value-type="float">
            <text:p>8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1129" calcext:value-type="float">
            <text:p>11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741" calcext:value-type="float">
            <text:p>7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MEDICAL PROBLEMS OF PERFORMING ARTISTS</text:p>
          </table:table-cell>
          <table:table-cell office:value-type="string" calcext:value-type="string">
            <text:p>Directed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Directed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Directed</text:p>
          </table:table-cell>
          <table:table-cell office:value-type="float" office:value="886" calcext:value-type="float">
            <text:p>88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OULDER PAIN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461" calcext:value-type="float">
            <text:p>4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AM JOURNAL ON OPTIMIZATION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609" calcext:value-type="float">
            <text:p>6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LETAL RADIOLOG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LETAL RADIOLOGY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424" calcext:value-type="float">
            <text:p>4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LETAL RADIOLOGY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714" calcext:value-type="float">
            <text:p>7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E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IN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E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E JOURNAL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741" calcext:value-type="float">
            <text:p>7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RTS MEDICIN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492" calcext:value-type="float">
            <text:p>4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RTS MEDICINE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RTS MEDICINE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RTS MEDICINE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RTS MEDICINE AND ARTHROSCOPY REVIEW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721" calcext:value-type="float">
            <text:p>72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TISTICAL SCIENCE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OKE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ROK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GICAL AND RADIOLOGIC ANATOM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523" calcext:value-type="float">
            <text:p>52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RGICAL AND RADIOLOGIC ANATOM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ACTA MEDICA OKAYAMA</text:p>
          </table:table-cell>
          <table:table-cell office:value-type="string" calcext:value-type="string">
            <text:p>Directed</text:p>
          </table:table-cell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641" calcext:value-type="float">
            <text:p>64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ARCHIVES OF BONE AND JOINT SURGERY-ABJS</text:p>
          </table:table-cell>
          <table:table-cell office:value-type="string" calcext:value-type="string">
            <text:p>Directed</text:p>
          </table:table-cell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ARCHIVES OF ORTHOPAEDIC AND TRAUMA SURGERY</text:p>
          </table:table-cell>
          <table:table-cell office:value-type="string" calcext:value-type="string">
            <text:p>Directe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Directed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BRAZILIAN JOURNAL OF PHYSICAL THERAPY</text:p>
          </table:table-cell>
          <table:table-cell office:value-type="string" calcext:value-type="string">
            <text:p>Directed</text:p>
          </table:table-cell>
          <table:table-cell office:value-type="float" office:value="788" calcext:value-type="float">
            <text:p>78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377" calcext:value-type="float">
            <text:p>3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CLINICAL ANATOMY</text:p>
          </table:table-cell>
          <table:table-cell office:value-type="string" calcext:value-type="string">
            <text:p>Directed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838" calcext:value-type="float">
            <text:p>8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INTERNET OF THINGS TECHNOLOGIES FOR HEALTHCARE</text:p>
          </table:table-cell>
          <table:table-cell office:value-type="string" calcext:value-type="string">
            <text:p>Directed</text:p>
          </table:table-cell>
          <table:table-cell office:value-type="float" office:value="1122" calcext:value-type="float">
            <text:p>11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IRANIAN JOURNAL OF RADIOLOGY</text:p>
          </table:table-cell>
          <table:table-cell office:value-type="string" calcext:value-type="string">
            <text:p>Directed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BACK AND MUSCULOSKELETAL REHABILITATION</text:p>
          </table:table-cell>
          <table:table-cell office:value-type="string" calcext:value-type="string">
            <text:p>Directed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Directed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COMPUTER ASSISTED TOMOGRAPHY</text:p>
          </table:table-cell>
          <table:table-cell office:value-type="string" calcext:value-type="string">
            <text:p>Directed</text:p>
          </table:table-cell>
          <table:table-cell office:value-type="float" office:value="1116" calcext:value-type="float">
            <text:p>11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43" calcext:value-type="float">
            <text:p>104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568" calcext:value-type="float">
            <text:p>56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ORTHOPAEDIC SURGERY AND RESEARCH</text:p>
          </table:table-cell>
          <table:table-cell office:value-type="string" calcext:value-type="string">
            <text:p>Directed</text:p>
          </table:table-cell>
          <table:table-cell office:value-type="float" office:value="962" calcext:value-type="float">
            <text:p>9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ORTHOPAEDIC TRAUMA</text:p>
          </table:table-cell>
          <table:table-cell office:value-type="string" calcext:value-type="string">
            <text:p>Directed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OBERE EXTREMITAET-SCHULTER-ELLENBOGEN-HAND-UPPER EXTREMITY-SHOULDER ELBOW HAND</text:p>
          </table:table-cell>
          <table:table-cell office:value-type="string" calcext:value-type="string">
            <text:p>Directed</text:p>
          </table:table-cell>
          <table:table-cell office:value-type="float" office:value="1109" calcext:value-type="float">
            <text:p>11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ORTHOPEDICS</text:p>
          </table:table-cell>
          <table:table-cell office:value-type="string" calcext:value-type="string">
            <text:p>Directed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PAKISTAN JOURNAL OF MEDICAL SCIENCES</text:p>
          </table:table-cell>
          <table:table-cell office:value-type="string" calcext:value-type="string">
            <text:p>Directed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902" calcext:value-type="float">
            <text:p>9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SPORTS MEDICINE AND ARTHROSCOPY REVIEW</text:p>
          </table:table-cell>
          <table:table-cell office:value-type="string" calcext:value-type="string">
            <text:p>Directed</text:p>
          </table:table-cell>
          <table:table-cell office:value-type="float" office:value="1046" calcext:value-type="float">
            <text:p>10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943" calcext:value-type="float">
            <text:p>94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1003" calcext:value-type="float">
            <text:p>10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INTERNATIONAL JOURNAL OF THERAP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940" calcext:value-type="float">
            <text:p>9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IRANIAN REHABILITATION JOURNAL</text:p>
          </table:table-cell>
          <table:table-cell office:value-type="string" calcext:value-type="string">
            <text:p>Directed</text:p>
          </table:table-cell>
          <table:table-cell office:value-type="float" office:value="765" calcext:value-type="float">
            <text:p>7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BACK AND MUSCULOSKELETAL REHABILITATION</text:p>
          </table:table-cell>
          <table:table-cell office:value-type="string" calcext:value-type="string">
            <text:p>Directed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858" calcext:value-type="float">
            <text:p>8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EXPERIMENTAL ORTHOPAEDICS</text:p>
          </table:table-cell>
          <table:table-cell office:value-type="string" calcext:value-type="string">
            <text:p>Directed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Directed</text:p>
          </table:table-cell>
          <table:table-cell office:value-type="float" office:value="863" calcext:value-type="float">
            <text:p>8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684" calcext:value-type="float">
            <text:p>68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SPORTS MEDICINE AND PHYSICAL FITNESS</text:p>
          </table:table-cell>
          <table:table-cell office:value-type="string" calcext:value-type="string">
            <text:p>Directed</text:p>
          </table:table-cell>
          <table:table-cell office:value-type="float" office:value="674" calcext:value-type="float">
            <text:p>6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582" calcext:value-type="float">
            <text:p>58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WORLD JOURNAL OF ORTHOPEDICS</text:p>
          </table:table-cell>
          <table:table-cell office:value-type="string" calcext:value-type="string">
            <text:p>Directed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ICS IN STROKE REHABILIT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832" calcext:value-type="float">
            <text:p>8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LTRASOUND IN OBSTETRICS &amp; GYNECOLOGY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LTRASOUND IN OBSTETRICS &amp; GYNECOLOGY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HUMAN FACTORS AND ERGONOMICS IN MANUFACTURING &amp; SERVICE INDUSTRIES</text:p>
          </table:table-cell>
          <table:table-cell office:value-type="string" calcext:value-type="string">
            <text:p>Directed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I-PERCEPTION</text:p>
          </table:table-cell>
          <table:table-cell office:value-type="string" calcext:value-type="string">
            <text:p>Directed</text:p>
          </table:table-cell>
          <table:table-cell office:value-type="float" office:value="524" calcext:value-type="float">
            <text:p>5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IISE TRANSACTIONS ON OCCUPATIONAL ERGONOMICS &amp; HUMAN FACTORS</text:p>
          </table:table-cell>
          <table:table-cell office:value-type="string" calcext:value-type="string">
            <text:p>Directed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INTERNATIONAL JOURNAL OF DISTRIBUTED SENSOR NETWORKS</text:p>
          </table:table-cell>
          <table:table-cell office:value-type="string" calcext:value-type="string">
            <text:p>Directed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INTERNATIONAL JOURNAL OF ENVIRONMENTAL RESEARCH AND PUBLIC HEALTH</text:p>
          </table:table-cell>
          <table:table-cell office:value-type="string" calcext:value-type="string">
            <text:p>Directed</text:p>
          </table:table-cell>
          <table:table-cell office:value-type="float" office:value="1125" calcext:value-type="float">
            <text:p>11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910" calcext:value-type="float">
            <text:p>9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MOTOR CONTROL</text:p>
          </table:table-cell>
          <table:table-cell office:value-type="string" calcext:value-type="string">
            <text:p>Directed</text:p>
          </table:table-cell>
          <table:table-cell office:value-type="float" office:value="983" calcext:value-type="float">
            <text:p>98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1119" calcext:value-type="float">
            <text:p>111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382" calcext:value-type="float">
            <text:p>3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JOURNAL OF CHILD NEUROLOGY</text:p>
          </table:table-cell>
          <table:table-cell office:value-type="string" calcext:value-type="string">
            <text:p>Directed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131" calcext:value-type="float">
            <text:p>11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705" calcext:value-type="float">
            <text:p>7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530" calcext:value-type="float">
            <text:p>53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712" calcext:value-type="float">
            <text:p>7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909" calcext:value-type="float">
            <text:p>9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JOURNAL OF ORTHOPAEDIC SURGERY AND RESEARCH</text:p>
          </table:table-cell>
          <table:table-cell office:value-type="string" calcext:value-type="string">
            <text:p>Directed</text:p>
          </table:table-cell>
          <table:table-cell office:value-type="float" office:value="795" calcext:value-type="float">
            <text:p>7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012" calcext:value-type="float">
            <text:p>10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1140" calcext:value-type="float">
            <text:p>11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Directed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lf 2019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lf 2019</text:p>
          </table:table-cell>
          <table:table-cell office:value-type="string" calcext:value-type="string">
            <text:p>MEDICAL PROBLEMS OF PERFORMING ARTISTS</text:p>
          </table:table-cell>
          <table:table-cell office:value-type="string" calcext:value-type="string">
            <text:p>Directed</text:p>
          </table:table-cell>
          <table:table-cell office:value-type="float" office:value="843" calcext:value-type="float">
            <text:p>84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lf 2019</text:p>
          </table:table-cell>
          <table:table-cell office:value-type="string" calcext:value-type="string">
            <text:p>MSKMUSKULOSKELETTALE PHYSIOTHERAPIE</text:p>
          </table:table-cell>
          <table:table-cell office:value-type="string" calcext:value-type="string">
            <text:p>Directed</text:p>
          </table:table-cell>
          <table:table-cell office:value-type="float" office:value="930" calcext:value-type="float">
            <text:p>9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Directed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ANNUAL INTERNATIONAL CONFERENCE OF THE IEEE ENGINEERING IN MEDICINE AND BIOLOGY SOCIETY</text:p>
          </table:table-cell>
          <table:table-cell office:value-type="string" calcext:value-type="string">
            <text:p>Directed</text:p>
          </table:table-cell>
          <table:table-cell office:value-type="float" office:value="883" calcext:value-type="float">
            <text:p>8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APPLIED SCIENCES-BASEL</text:p>
          </table:table-cell>
          <table:table-cell office:value-type="string" calcext:value-type="string">
            <text:p>Directed</text:p>
          </table:table-cell>
          <table:table-cell office:value-type="float" office:value="680" calcext:value-type="float">
            <text:p>6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ASIAN SPINE JOURNAL</text:p>
          </table:table-cell>
          <table:table-cell office:value-type="string" calcext:value-type="string">
            <text:p>Directed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BMC MEDICAL IMAGING</text:p>
          </table:table-cell>
          <table:table-cell office:value-type="string" calcext:value-type="string">
            <text:p>Directed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939" calcext:value-type="float">
            <text:p>9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IEEE TRANSACTIONS ON MEDICAL IMAGING</text:p>
          </table:table-cell>
          <table:table-cell office:value-type="string" calcext:value-type="string">
            <text:p>Directed</text:p>
          </table:table-cell>
          <table:table-cell office:value-type="float" office:value="1036" calcext:value-type="float">
            <text:p>10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IRANIAN JOURNAL OF RADIOLOGY</text:p>
          </table:table-cell>
          <table:table-cell office:value-type="string" calcext:value-type="string">
            <text:p>Directed</text:p>
          </table:table-cell>
          <table:table-cell office:value-type="float" office:value="637" calcext:value-type="float">
            <text:p>6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APPLIED CLINICAL MEDICAL PHYSICS</text:p>
          </table:table-cell>
          <table:table-cell office:value-type="string" calcext:value-type="string">
            <text:p>Directed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Directed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FOOT AND ANKLE RESEARCH</text:p>
          </table:table-cell>
          <table:table-cell office:value-type="string" calcext:value-type="string">
            <text:p>Directed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Directed</text:p>
          </table:table-cell>
          <table:table-cell office:value-type="float" office:value="316" calcext:value-type="float">
            <text:p>3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MEDICAL DEVICES</text:p>
          </table:table-cell>
          <table:table-cell office:value-type="string" calcext:value-type="string">
            <text:p>Directed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539" calcext:value-type="float">
            <text:p>5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1117" calcext:value-type="float">
            <text:p>11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MAGNETIC RESONANCE IMAGING</text:p>
          </table:table-cell>
          <table:table-cell office:value-type="string" calcext:value-type="string">
            <text:p>Directed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585" calcext:value-type="float">
            <text:p>58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MEDICAL PHYSICS</text:p>
          </table:table-cell>
          <table:table-cell office:value-type="string" calcext:value-type="string">
            <text:p>Directed</text:p>
          </table:table-cell>
          <table:table-cell office:value-type="float" office:value="953" calcext:value-type="float">
            <text:p>9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Directed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PHYSICS IN MEDICINE AND BIOLOGY</text:p>
          </table:table-cell>
          <table:table-cell office:value-type="string" calcext:value-type="string">
            <text:p>Directed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1075" calcext:value-type="float">
            <text:p>10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Folha1.A1:Folha1.G2214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6">00/00/0000</text:date>, <text:time style:data-style-name="N2" text:time-value="21:50:50.2484618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cas Beraldo</meta:initial-creator>
    <meta:creation-date>2022-06-26T15:58:34.547232503</meta:creation-date>
    <dc:date>2022-06-26T21:55:35.409930382</dc:date>
    <dc:creator>Lucas Beraldo</dc:creator>
    <meta:editing-duration>PT3H47M52S</meta:editing-duration>
    <meta:editing-cycles>12</meta:editing-cycles>
    <meta:generator>LibreOffice/6.4.7.2$Linux_X86_64 LibreOffice_project/40$Build-2</meta:generator>
    <meta:document-statistic meta:table-count="1" meta:cell-count="11072" meta:object-count="0"/>
  </office:meta>
</office:document-meta>
</file>